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41C00000189A284F106.png" manifest:media-type="image/png"/>
  <manifest:file-entry manifest:full-path="Pictures/1000020100001388000008B371E4A45A.png" manifest:media-type="image/png"/>
  <manifest:file-entry manifest:full-path="Pictures/10000200000004220000031A51C99C38.png" manifest:media-type="image/png"/>
  <manifest:file-entry manifest:full-path="Pictures/1000020100000422000001D945AAE274.png" manifest:media-type="image/png"/>
  <manifest:file-entry manifest:full-path="Pictures/10000200000004220000031AFA7A9105.png" manifest:media-type="image/png"/>
  <manifest:file-entry manifest:full-path="Pictures/10000200000004220000031AB95AB83C.png" manifest:media-type="image/png"/>
  <manifest:file-entry manifest:full-path="Pictures/10000200000004220000031A377C6A99.png" manifest:media-type="image/png"/>
  <manifest:file-entry manifest:full-path="Pictures/10000200000004220000031A2EA68977.png" manifest:media-type="image/png"/>
  <manifest:file-entry manifest:full-path="Pictures/10000200000004220000031A28DA6DCF.png" manifest:media-type="image/png"/>
  <manifest:file-entry manifest:full-path="Pictures/10000200000005DC000002CEA81316F2.png" manifest:media-type="image/png"/>
  <manifest:file-entry manifest:full-path="Pictures/10000200000004220000031A8B3EB04B.png" manifest:media-type="image/png"/>
  <manifest:file-entry manifest:full-path="Pictures/10000200000004B00000024EA8C2ED8C.png" manifest:media-type="image/png"/>
  <manifest:file-entry manifest:full-path="Pictures/10000200000004220000031AD08F7F9B.png" manifest:media-type="image/png"/>
  <manifest:file-entry manifest:full-path="Pictures/10000200000004220000031AB34F2152.png" manifest:media-type="image/png"/>
  <manifest:file-entry manifest:full-path="Pictures/1000020100000320000003E82A92A0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#" svg:font-family="Ro#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1.45cm" fo:min-width="0.7cm"/>
    </style:style>
    <style:style style:name="gr2" style:family="graphic" style:parent-style-name="standard">
      <style:graphic-properties svg:stroke-color="#000000" draw:marker-start="" draw:fill="solid" draw:fill-color="#cc9900" draw:textarea-horizontal-align="justify" draw:textarea-vertical-align="middle" draw:auto-grow-height="false" fo:min-height="1.45cm" fo:min-width="0.7cm"/>
    </style:style>
    <style:style style:name="gr3" style:family="graphic" style:parent-style-name="standard">
      <style:graphic-properties svg:stroke-color="#000000" draw:marker-start="" draw:fill="solid" draw:fill-color="#ffff00" draw:textarea-horizontal-align="justify" draw:textarea-vertical-align="middle" draw:auto-grow-height="false" fo:min-height="1.45cm" fo:min-width="0.7cm"/>
    </style:style>
    <style:style style:name="gr4" style:family="graphic" style:parent-style-name="standard">
      <style:graphic-properties svg:stroke-color="#000000" draw:marker-start="" draw:fill="solid" draw:fill-color="#996600" draw:textarea-horizontal-align="justify" draw:textarea-vertical-align="middle" draw:auto-grow-height="false" fo:min-height="1.45cm" fo:min-width="0.7cm"/>
    </style:style>
    <style:style style:name="gr5" style:family="graphic" style:parent-style-name="standard">
      <style:graphic-properties svg:stroke-color="#000000" draw:marker-start="" draw:fill="solid" draw:fill-color="#ff9900" draw:textarea-horizontal-align="justify" draw:textarea-vertical-align="middle" draw:auto-grow-height="false" fo:min-height="1.45cm" fo:min-width="0.7cm"/>
    </style:style>
    <style:style style:name="gr6" style:family="graphic" style:parent-style-name="standard">
      <style:graphic-properties svg:stroke-color="#000000" draw:marker-start="" draw:fill="solid" draw:fill-color="#ffff66" draw:textarea-horizontal-align="justify" draw:textarea-vertical-align="middle" draw:auto-grow-height="false" fo:min-height="1.45cm" fo:min-width="0.7cm"/>
    </style:style>
    <style:style style:name="gr7" style:family="graphic" style:parent-style-name="standard">
      <style:graphic-properties svg:stroke-color="#000000" draw:marker-start="" draw:fill="solid" draw:fill-color="#663300" draw:textarea-horizontal-align="justify" draw:textarea-vertical-align="middle" draw:auto-grow-height="false" fo:min-height="1.45cm" fo:min-width="0.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0.35cm" fo:min-width="5.1cm"/>
    </style:style>
    <style:style style:name="gr1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22.7cm"/>
    </style:style>
    <style:style style:name="gr12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1.5cm"/>
    </style:style>
    <style:style style:name="gr13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05cm" fo:min-width="12.3cm"/>
    </style:style>
    <style:style style:name="gr1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3.55cm" fo:min-width="6.7cm"/>
    </style:style>
    <style:style style:name="gr15" style:family="graphic" style:parent-style-name="standard">
      <style:graphic-properties svg:stroke-color="#ffffff" draw:marker-start="" draw:fill-color="#ffffff" draw:textarea-vertical-align="middle"/>
    </style:style>
    <style:style style:name="gr16" style:family="graphic" style:parent-style-name="standard">
      <style:graphic-properties svg:stroke-color="#000000" draw:marker-start="" draw:fill="solid" draw:fill-color="#ffff99" draw:textarea-horizontal-align="justify" draw:textarea-vertical-align="middle" draw:auto-grow-height="false" fo:min-height="1.45cm" fo:min-width="0.7cm"/>
    </style:style>
    <style:style style:name="gr17" style:family="graphic" style:parent-style-name="standard">
      <style:graphic-properties svg:stroke-color="#000000" draw:marker-start="" draw:fill="solid" draw:fill-color="#ffffff" draw:textarea-horizontal-align="justify" draw:textarea-vertical-align="middle" draw:auto-grow-height="false" fo:min-height="1.45cm" fo:min-width="0.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0.711cm, 3.601cm, 5.874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846cm, 3.801cm, 6.032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9cm, 10.697cm, 3.601cm, 5.982cm)" draw:image-opacity="100%" style:mirror="none"/>
    </style:style>
    <style:style style:name="gr21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2.245cm"/>
    </style:style>
    <style:style style:name="gr22" style:family="graphic" style:parent-style-name="objectwithoutfill">
      <style:graphic-properties svg:stroke-width="0.4cm" svg:stroke-color="#996600" draw:marker-start="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1.777cm"/>
    </style:style>
    <style:style style:name="gr2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2.037cm"/>
    </style:style>
    <style:style style:name="gr25" style:family="graphic" style:parent-style-name="objectwithoutfill">
      <style:graphic-properties svg:stroke-width="0.1cm" draw:marker-start="" draw:marker-start-width="0.35cm" draw:marker-end-width="0.35cm" draw:fill="none" draw:fill-color="#c5000b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991cm"/>
    </style:style>
    <style:style style:name="gr27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1.25cm"/>
    </style:style>
    <style:style style:name="gr28" style:family="graphic" style:parent-style-name="standard">
      <style:graphic-properties svg:stroke-color="#ffffff" draw:marker-start="" draw:fill-color="#bbbbff" draw:textarea-vertical-align="middle"/>
    </style:style>
    <style:style style:name="gr29" style:family="graphic" style:parent-style-name="standard">
      <style:graphic-properties svg:stroke-color="#ffffff" draw:marker-start="" draw:fill-color="#cf8a05" draw:textarea-vertical-align="middle"/>
    </style:style>
    <style:style style:name="gr30" style:family="graphic" style:parent-style-name="objectwithoutfill">
      <style:graphic-properties svg:stroke-width="0.1cm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996600" draw:marker-start="" draw:marker-start-width="0.35cm" draw:marker-end-width="0.35cm" draw:fill-color="#ffffff" draw:opacity="0%" draw:textarea-vertical-align="middle" fo:padding-top="0.175cm" fo:padding-bottom="0.175cm" fo:padding-left="0.3cm" fo:padding-right="0.3cm" draw:shadow-opacity="0%"/>
    </style:style>
    <style:style style:name="gr32" style:family="graphic" style:parent-style-name="standard">
      <style:graphic-properties svg:stroke-width="0.1cm" svg:stroke-color="#0000cc" draw:marker-start="" draw:marker-start-width="0.35cm" draw:marker-end-width="0.35cm" draw:fill-color="#ffffff" draw:opacity="0%" draw:textarea-vertical-align="middle" fo:padding-top="0.175cm" fo:padding-bottom="0.175cm" fo:padding-left="0.3cm" fo:padding-right="0.3cm" draw:shadow-opacity="0%"/>
    </style:style>
    <style:style style:name="gr33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45cm" fo:min-width="6.1cm"/>
    </style:style>
    <style:style style:name="gr3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4.05cm" fo:min-width="1.3cm"/>
    </style:style>
    <style:style style:name="gr35" style:family="graphic" style:parent-style-name="objectwithoutfill">
      <style:graphic-properties svg:stroke-width="0.2cm" svg:stroke-color="#996600" draw:marker-start="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9.78cm" fo:min-width="0.876cm"/>
    </style:style>
    <style:style style:name="gr37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9.78cm" fo:min-width="0.877cm"/>
    </style:style>
    <style:style style:name="gr3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5.523cm" fo:min-width="5.273cm" fo:padding-top="0.175cm" fo:padding-bottom="0.175cm" fo:padding-left="0.3cm" fo:padding-right="0.3cm"/>
    </style:style>
    <style:style style:name="gr39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4.155cm" fo:min-width="3.905cm" fo:padding-top="0.125cm" fo:padding-bottom="0.125cm" fo:padding-left="0.25cm" fo:padding-right="0.25cm"/>
    </style:style>
    <style:style style:name="gr4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2.686cm" fo:min-width="2.436cm" fo:padding-top="0.125cm" fo:padding-bottom="0.125cm" fo:padding-left="0.25cm" fo:padding-right="0.25cm"/>
    </style:style>
    <style:style style:name="gr4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1.218cm" fo:min-width="0.969cm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marker-start="Arrowheads_20_1" draw:fill="none" draw:fill-color="#ffffff" draw:auto-grow-height="true" draw:auto-grow-width="false" fo:max-height="0cm" fo:min-height="0.549cm"/>
    </style:style>
    <style:style style:name="gr45" style:family="graphic" style:parent-style-name="standard">
      <style:graphic-properties draw:stroke="none" svg:stroke-color="#000000" draw:marker-start="Arrowheads_20_1" draw:fill="none" draw:fill-color="#ffffff" draw:auto-grow-height="true" draw:auto-grow-width="false" fo:max-height="0cm" fo:min-height="0.548cm"/>
    </style:style>
    <style:style style:name="gr46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marker-start="" draw:fill="none" draw:textarea-vertical-align="middle"/>
    </style:style>
    <style:style style:name="gr48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801900" draw:marker-start="" draw:fill="solid" draw:fill-color="#cf8a05" draw:opacity="50%" draw:textarea-vertical-align="middle" draw:shadow-opacity="50%"/>
    </style:style>
    <style:style style:name="gr5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-dash="Fine_20_Dashed" svg:stroke-color="#801900" draw:fill-color="#cf8a05" draw:opacity="50%" draw:textarea-vertical-align="middle" draw:shadow-opacity="50%"/>
    </style:style>
    <style:style style:name="gr52" style:family="graphic" style:parent-style-name="objectwithoutfill">
      <style:graphic-properties svg:stroke-width="0.2cm" svg:stroke-color="#632302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marker-start="Arrowheads_20_1" draw:textarea-horizontal-align="justify" draw:textarea-vertical-align="middle" draw:auto-grow-height="false" fo:min-height="2.389cm" fo:min-width="2.059cm"/>
    </style:style>
    <style:style style:name="gr5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55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712cm"/>
    </style:style>
    <style:style style:name="gr56" style:family="graphic" style:parent-style-name="standard">
      <style:graphic-properties svg:stroke-color="#000000" draw:marker-start="" draw:fill="solid" draw:fill-color="#ff9999" draw:textarea-horizontal-align="justify" draw:textarea-vertical-align="middle" draw:auto-grow-height="false" fo:min-height="1.45cm" fo:min-width="0.7cm"/>
    </style:style>
    <style:style style:name="gr57" style:family="graphic" style:parent-style-name="standard">
      <style:graphic-properties svg:stroke-color="#000000" draw:marker-start="" draw:fill="solid" draw:fill-color="#ff6666" draw:textarea-horizontal-align="justify" draw:textarea-vertical-align="middle" draw:auto-grow-height="false" fo:min-height="1.45cm" fo:min-width="0.7cm"/>
    </style:style>
    <style:style style:name="gr58" style:family="graphic" style:parent-style-name="standard">
      <style:graphic-properties svg:stroke-color="#000000" draw:marker-start="" draw:fill="solid" draw:fill-color="#ff0000" draw:textarea-horizontal-align="justify" draw:textarea-vertical-align="middle" draw:auto-grow-height="false" fo:min-height="1.45cm" fo:min-width="0.7cm"/>
    </style:style>
    <style:style style:name="gr59" style:family="graphic" style:parent-style-name="standard">
      <style:graphic-properties svg:stroke-color="#000000" draw:marker-start="" draw:fill="solid" draw:fill-color="#cc0000" draw:textarea-horizontal-align="justify" draw:textarea-vertical-align="middle" draw:auto-grow-height="false" fo:min-height="1.45cm" fo:min-width="0.7cm"/>
    </style:style>
    <style:style style:name="gr60" style:family="graphic" style:parent-style-name="standard">
      <style:graphic-properties svg:stroke-color="#000000" draw:marker-start="" draw:fill="solid" draw:fill-color="#330000" draw:textarea-horizontal-align="justify" draw:textarea-vertical-align="middle" draw:auto-grow-height="false" fo:min-height="1.45cm" fo:min-width="0.7cm"/>
    </style:style>
    <style:style style:name="gr61" style:family="graphic" style:parent-style-name="standard">
      <style:graphic-properties svg:stroke-color="#000000" draw:marker-start="" draw:fill="solid" draw:fill-color="#990000" draw:textarea-horizontal-align="justify" draw:textarea-vertical-align="middle" draw:auto-grow-height="false" fo:min-height="1.45cm" fo:min-width="0.7cm"/>
    </style:style>
    <style:style style:name="gr62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1.45cm" fo:min-width="0.7cm"/>
    </style:style>
    <style:style style:name="gr63" style:family="graphic" style:parent-style-name="standard">
      <style:graphic-properties svg:stroke-color="#000000" draw:marker-start="" draw:fill="solid" draw:fill-color="#ff3300" draw:textarea-horizontal-align="justify" draw:textarea-vertical-align="middle" draw:auto-grow-height="false" fo:min-height="1.45cm" fo:min-width="0.7cm"/>
    </style:style>
    <style:style style:name="gr64" style:family="graphic" style:parent-style-name="standard">
      <style:graphic-properties svg:stroke-color="#000000" draw:marker-start="" draw:fill="solid" draw:fill-color="#0000ff" draw:textarea-horizontal-align="justify" draw:textarea-vertical-align="middle" draw:auto-grow-height="false" fo:min-height="1.45cm" fo:min-width="0.7cm"/>
    </style:style>
    <style:style style:name="gr65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3.55cm" fo:min-width="1.5cm"/>
    </style:style>
    <style:style style:name="gr66" style:family="graphic" style:parent-style-name="standard">
      <style:graphic-properties svg:stroke-color="#ffffff" draw:marker-start="" draw:fill="solid" draw:fill-color="#ffffff" draw:textarea-vertical-align="middle"/>
    </style:style>
    <style:style style:name="gr67" style:family="graphic" style:parent-style-name="objectwithoutfill">
      <style:graphic-properties svg:stroke-width="0.2cm" svg:stroke-color="#801900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svg:stroke-color="#801900" draw:marker-start="Arrowheads_20_1" draw:fill="solid" draw:fill-color="#801900" draw:textarea-horizontal-align="justify" draw:textarea-vertical-align="middle" draw:auto-grow-height="false" fo:min-height="2.389cm" fo:min-width="2.059cm"/>
    </style:style>
    <style:style style:name="gr69" style:family="graphic" style:parent-style-name="standard">
      <style:graphic-properties draw:marker-start="" draw:fill-color="#bbbbff" draw:opacity="50%" draw:textarea-vertical-align="middle" draw:shadow-opacity="50%"/>
    </style:style>
    <style:style style:name="gr70" style:family="graphic" style:parent-style-name="objectwithoutfill">
      <style:graphic-properties svg:stroke-width="0.2cm" svg:stroke-color="#006699" draw:marker-start="" draw:marker-start-width="0.5cm" draw:marker-end="Arrowheads_20_3" draw:marker-end-width="1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svg:stroke-color="#006699" draw:marker-start="Arrowheads_20_1" draw:fill="solid" draw:fill-color="#006699" draw:textarea-horizontal-align="justify" draw:textarea-vertical-align="middle" draw:auto-grow-height="false" fo:min-height="1.027cm" fo:min-width="0.837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784cm, 3.8cm, 6.201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cm, 10.785cm, 3.801cm, 6.201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9cm, 10.804cm, 3.802cm, 6.182cm)" draw:image-opacity="100%" style:mirror="none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10.802cm, 3.9cm, 5.782cm)" draw:image-opacity="100%" style:mirror="none"/>
    </style:style>
    <style:style style:name="gr76" style:family="graphic" style:parent-style-name="standard">
      <style:graphic-properties svg:stroke-color="#000000" draw:marker-start="" draw:fill="solid" draw:fill-color="#0000ff" draw:textarea-horizontal-align="justify" draw:textarea-vertical-align="middle" draw:auto-grow-height="false" fo:min-height="0.95cm" fo:min-width="0.7cm"/>
    </style:style>
    <style:style style:name="gr77" style:family="graphic" style:parent-style-name="standard">
      <style:graphic-properties svg:stroke-color="#000000" draw:marker-start="" draw:fill="solid" draw:fill-color="#00cc33" draw:textarea-horizontal-align="justify" draw:textarea-vertical-align="middle" draw:auto-grow-height="false" fo:min-height="0.95cm" fo:min-width="0.7cm"/>
    </style:style>
    <style:style style:name="gr78" style:family="graphic" style:parent-style-name="standard">
      <style:graphic-properties svg:stroke-color="#000000" draw:marker-start="" draw:fill="solid" draw:fill-color="#cc9900" draw:textarea-horizontal-align="justify" draw:textarea-vertical-align="middle" draw:auto-grow-height="false" fo:min-height="0.95cm" fo:min-width="0.7cm"/>
    </style:style>
    <style:style style:name="gr79" style:family="graphic" style:parent-style-name="standard">
      <style:graphic-properties svg:stroke-color="#000000" draw:marker-start="" draw:fill="solid" draw:fill-color="#ff0000" draw:textarea-horizontal-align="justify" draw:textarea-vertical-align="middle" draw:auto-grow-height="false" fo:min-height="0.95cm" fo:min-width="0.7cm"/>
    </style:style>
    <style:style style:name="gr80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4.489cm"/>
    </style:style>
    <style:style style:name="gr81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632cm" fo:min-width="2.305cm"/>
    </style:style>
    <style:style style:name="gr82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632cm" fo:min-width="2.305cm"/>
    </style:style>
    <style:style style:name="gr83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632cm" fo:min-width="2.305cm"/>
    </style:style>
    <style:style style:name="gr84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632cm" fo:min-width="2.304cm"/>
    </style:style>
    <style:style style:name="gr85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632cm" fo:min-width="2.305cm"/>
    </style:style>
    <style:style style:name="gr86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632cm" fo:min-width="2.304cm"/>
    </style:style>
    <style:style style:name="gr87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632cm" fo:min-width="2.305cm"/>
    </style:style>
    <style:style style:name="gr88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632cm" fo:min-width="2.304cm"/>
    </style:style>
    <style:style style:name="gr89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632cm" fo:min-width="2.305cm"/>
    </style:style>
    <style:style style:name="gr90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632cm" fo:min-width="2.305cm"/>
    </style:style>
    <style:style style:name="gr91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632cm" fo:min-width="2.305cm"/>
    </style:style>
    <style:style style:name="gr92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632cm" fo:min-width="2.304cm"/>
    </style:style>
    <style:style style:name="gr93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632cm" fo:min-width="2.305cm"/>
    </style:style>
    <style:style style:name="gr94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632cm" fo:min-width="2.304cm"/>
    </style:style>
    <style:style style:name="gr95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632cm" fo:min-width="2.305cm"/>
    </style:style>
    <style:style style:name="gr96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632cm" fo:min-width="2.304cm"/>
    </style:style>
    <style:style style:name="gr97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1cm" fo:min-width="0.964cm"/>
    </style:style>
    <style:style style:name="gr98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211cm" fo:min-width="0.965cm"/>
    </style:style>
    <style:style style:name="gr99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211cm" fo:min-width="0.965cm"/>
    </style:style>
    <style:style style:name="gr100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211cm" fo:min-width="0.964cm"/>
    </style:style>
    <style:style style:name="gr101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211cm" fo:min-width="0.965cm"/>
    </style:style>
    <style:style style:name="gr102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1cm" fo:min-width="0.964cm"/>
    </style:style>
    <style:style style:name="gr103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1cm" fo:min-width="0.965cm"/>
    </style:style>
    <style:style style:name="gr104" style:family="graphic" style:parent-style-name="standard">
      <style:graphic-properties svg:stroke-color="#000000" draw:marker-start="" draw:fill="solid" draw:fill-color="#99ff33" draw:textarea-horizontal-align="justify" draw:textarea-vertical-align="middle" draw:auto-grow-height="false" fo:min-height="0.211cm" fo:min-width="0.964cm"/>
    </style:style>
    <style:style style:name="gr105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2cm" fo:min-width="0.965cm"/>
    </style:style>
    <style:style style:name="gr106" style:family="graphic" style:parent-style-name="standard">
      <style:graphic-properties svg:stroke-color="#000000" draw:marker-start="" draw:fill="solid" draw:fill-color="#669900" draw:textarea-horizontal-align="justify" draw:textarea-vertical-align="middle" draw:auto-grow-height="false" fo:min-height="0.212cm" fo:min-width="0.965cm"/>
    </style:style>
    <style:style style:name="gr107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211cm" fo:min-width="0.964cm"/>
    </style:style>
    <style:style style:name="gr108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211cm" fo:min-width="0.965cm"/>
    </style:style>
    <style:style style:name="gr109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cm" fo:min-width="0.965cm"/>
    </style:style>
    <style:style style:name="gr110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21cm" fo:min-width="0.964cm"/>
    </style:style>
    <style:style style:name="gr111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1cm" fo:min-width="0.965cm"/>
    </style:style>
    <style:style style:name="gr112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cm" fo:min-width="0.964cm"/>
    </style:style>
    <style:style style:name="gr113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1cm" fo:min-width="0.965cm"/>
    </style:style>
    <style:style style:name="gr114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cm" fo:min-width="0.964cm"/>
    </style:style>
    <style:style style:name="gr115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1cm" fo:min-width="0.964cm"/>
    </style:style>
    <style:style style:name="gr116" style:family="graphic" style:parent-style-name="standard">
      <style:graphic-properties svg:stroke-color="#000000" draw:marker-start="" draw:fill="solid" draw:fill-color="#003300" draw:textarea-horizontal-align="justify" draw:textarea-vertical-align="middle" draw:auto-grow-height="false" fo:min-height="0.211cm" fo:min-width="0.965cm"/>
    </style:style>
    <style:style style:name="gr117" style:family="graphic" style:parent-style-name="standard">
      <style:graphic-properties svg:stroke-color="#000000" draw:marker-start="" draw:fill="solid" draw:fill-color="#99ff99" draw:textarea-horizontal-align="justify" draw:textarea-vertical-align="middle" draw:auto-grow-height="false" fo:min-height="0.21cm" fo:min-width="0.965cm"/>
    </style:style>
    <style:style style:name="gr118" style:family="graphic" style:parent-style-name="standard">
      <style:graphic-properties svg:stroke-color="#000000" draw:marker-start="" draw:fill="solid" draw:fill-color="#ccff66" draw:textarea-horizontal-align="justify" draw:textarea-vertical-align="middle" draw:auto-grow-height="false" fo:min-height="0.211cm" fo:min-width="0.965cm"/>
    </style:style>
    <style:style style:name="gr119" style:family="graphic" style:parent-style-name="standard">
      <style:graphic-properties svg:stroke-color="#000000" draw:marker-start="" draw:fill="solid" draw:fill-color="#66ff00" draw:textarea-horizontal-align="justify" draw:textarea-vertical-align="middle" draw:auto-grow-height="false" fo:min-height="0.211cm" fo:min-width="0.965cm"/>
    </style:style>
    <style:style style:name="gr120" style:family="graphic" style:parent-style-name="standard">
      <style:graphic-properties svg:stroke-color="#000000" draw:marker-start="" draw:fill="solid" draw:fill-color="#ccff00" draw:textarea-horizontal-align="justify" draw:textarea-vertical-align="middle" draw:auto-grow-height="false" fo:min-height="0.211cm" fo:min-width="0.964cm"/>
    </style:style>
    <style:style style:name="gr121" style:family="graphic" style:parent-style-name="standard">
      <style:graphic-properties svg:stroke-color="#000000" draw:marker-start="" draw:fill="solid" draw:fill-color="#66cc00" draw:textarea-horizontal-align="justify" draw:textarea-vertical-align="middle" draw:auto-grow-height="false" fo:min-height="0.211cm" fo:min-width="0.964cm"/>
    </style:style>
    <style:style style:name="gr122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cm" fo:min-width="0.965cm"/>
    </style:style>
    <style:style style:name="gr123" style:family="graphic" style:parent-style-name="standard">
      <style:graphic-properties svg:stroke-color="#000000" draw:marker-start="" draw:fill="solid" draw:fill-color="#006600" draw:textarea-horizontal-align="justify" draw:textarea-vertical-align="middle" draw:auto-grow-height="false" fo:min-height="0.21cm" fo:min-width="0.964cm"/>
    </style:style>
    <style:style style:name="gr124" style:family="graphic" style:parent-style-name="standard">
      <style:graphic-properties svg:stroke-color="#000000" draw:marker-start="" draw:fill="solid" draw:fill-color="#009900" draw:textarea-horizontal-align="justify" draw:textarea-vertical-align="middle" draw:auto-grow-height="false" fo:min-height="0.211cm" fo:min-width="0.964cm"/>
    </style:style>
    <style:style style:name="gr125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1cm" fo:min-width="0.964cm"/>
    </style:style>
    <style:style style:name="gr126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1cm" fo:min-width="0.965cm"/>
    </style:style>
    <style:style style:name="gr127" style:family="graphic" style:parent-style-name="standard">
      <style:graphic-properties svg:stroke-color="#000000" draw:marker-start="" draw:fill="solid" draw:fill-color="#ccff99" draw:textarea-horizontal-align="justify" draw:textarea-vertical-align="middle" draw:auto-grow-height="false" fo:min-height="0.212cm" fo:min-width="0.965cm"/>
    </style:style>
    <style:style style:name="gr128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1cm" fo:min-width="0.964cm"/>
    </style:style>
    <style:style style:name="gr129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1cm" fo:min-width="0.965cm"/>
    </style:style>
    <style:style style:name="gr130" style:family="graphic" style:parent-style-name="standard">
      <style:graphic-properties svg:stroke-color="#000000" draw:marker-start="" draw:fill="solid" draw:fill-color="#00cc00" draw:textarea-horizontal-align="justify" draw:textarea-vertical-align="middle" draw:auto-grow-height="false" fo:min-height="0.211cm" fo:min-width="0.965cm"/>
    </style:style>
    <style:style style:name="gr131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cm" fo:min-width="0.965cm"/>
    </style:style>
    <style:style style:name="gr132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1cm" fo:min-width="0.965cm"/>
    </style:style>
    <style:style style:name="gr133" style:family="graphic" style:parent-style-name="standard">
      <style:graphic-properties svg:stroke-color="#000000" draw:marker-start="" draw:fill="solid" draw:fill-color="#ccffcc" draw:textarea-horizontal-align="justify" draw:textarea-vertical-align="middle" draw:auto-grow-height="false" fo:min-height="0.21cm" fo:min-width="0.964cm"/>
    </style:style>
    <style:style style:name="gr134" style:family="graphic" style:parent-style-name="standard">
      <style:graphic-properties svg:stroke-color="#000000" draw:marker-start="" draw:fill="solid" draw:fill-color="#66ff66" draw:textarea-horizontal-align="justify" draw:textarea-vertical-align="middle" draw:auto-grow-height="false" fo:min-height="0.211cm" fo:min-width="0.964cm"/>
    </style:style>
    <style:style style:name="gr135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1cm" fo:min-width="0.964cm"/>
    </style:style>
    <style:style style:name="gr136" style:family="graphic" style:parent-style-name="standard">
      <style:graphic-properties draw:marker-start="" draw:fill="solid" draw:fill-color="#ccff00" draw:textarea-horizontal-align="justify" draw:textarea-vertical-align="middle" draw:auto-grow-height="false" fo:min-height="0.211cm" fo:min-width="0.965cm"/>
    </style:style>
    <style:style style:name="gr137" style:family="graphic" style:parent-style-name="standard">
      <style:graphic-properties draw:marker-start="" draw:fill="solid" draw:fill-color="#66cc00" draw:textarea-horizontal-align="justify" draw:textarea-vertical-align="middle" draw:auto-grow-height="false" fo:min-height="0.211cm" fo:min-width="0.965cm"/>
    </style:style>
    <style:style style:name="gr138" style:family="graphic" style:parent-style-name="standard">
      <style:graphic-properties draw:marker-start="" draw:fill="solid" draw:fill-color="#66ff00" draw:textarea-horizontal-align="justify" draw:textarea-vertical-align="middle" draw:auto-grow-height="false" fo:min-height="0.211cm" fo:min-width="0.964cm"/>
    </style:style>
    <style:style style:name="gr139" style:family="graphic" style:parent-style-name="standard">
      <style:graphic-properties draw:marker-start="" draw:fill="solid" draw:fill-color="#99ff33" draw:textarea-horizontal-align="justify" draw:textarea-vertical-align="middle" draw:auto-grow-height="false" fo:min-height="0.211cm" fo:min-width="0.965cm"/>
    </style:style>
    <style:style style:name="gr140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1cm" fo:min-width="0.964cm"/>
    </style:style>
    <style:style style:name="gr141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1cm" fo:min-width="0.965cm"/>
    </style:style>
    <style:style style:name="gr142" style:family="graphic" style:parent-style-name="standard">
      <style:graphic-properties draw:marker-start="" draw:fill="solid" draw:fill-color="#99ff33" draw:textarea-horizontal-align="justify" draw:textarea-vertical-align="middle" draw:auto-grow-height="false" fo:min-height="0.211cm" fo:min-width="0.964cm"/>
    </style:style>
    <style:style style:name="gr143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2cm" fo:min-width="0.965cm"/>
    </style:style>
    <style:style style:name="gr144" style:family="graphic" style:parent-style-name="standard">
      <style:graphic-properties draw:marker-start="" draw:fill="solid" draw:fill-color="#669900" draw:textarea-horizontal-align="justify" draw:textarea-vertical-align="middle" draw:auto-grow-height="false" fo:min-height="0.212cm" fo:min-width="0.965cm"/>
    </style:style>
    <style:style style:name="gr145" style:family="graphic" style:parent-style-name="standard">
      <style:graphic-properties draw:marker-start="" draw:fill="solid" draw:fill-color="#003300" draw:textarea-horizontal-align="justify" draw:textarea-vertical-align="middle" draw:auto-grow-height="false" fo:min-height="0.211cm" fo:min-width="0.964cm"/>
    </style:style>
    <style:style style:name="gr146" style:family="graphic" style:parent-style-name="standard">
      <style:graphic-properties draw:marker-start="" draw:fill="solid" draw:fill-color="#006600" draw:textarea-horizontal-align="justify" draw:textarea-vertical-align="middle" draw:auto-grow-height="false" fo:min-height="0.211cm" fo:min-width="0.965cm"/>
    </style:style>
    <style:style style:name="gr147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cm" fo:min-width="0.965cm"/>
    </style:style>
    <style:style style:name="gr148" style:family="graphic" style:parent-style-name="standard">
      <style:graphic-properties draw:marker-start="" draw:fill="solid" draw:fill-color="#00cc00" draw:textarea-horizontal-align="justify" draw:textarea-vertical-align="middle" draw:auto-grow-height="false" fo:min-height="0.21cm" fo:min-width="0.964cm"/>
    </style:style>
    <style:style style:name="gr149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1cm" fo:min-width="0.965cm"/>
    </style:style>
    <style:style style:name="gr150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cm" fo:min-width="0.964cm"/>
    </style:style>
    <style:style style:name="gr151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1cm" fo:min-width="0.965cm"/>
    </style:style>
    <style:style style:name="gr152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cm" fo:min-width="0.964cm"/>
    </style:style>
    <style:style style:name="gr153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1cm" fo:min-width="0.964cm"/>
    </style:style>
    <style:style style:name="gr154" style:family="graphic" style:parent-style-name="standard">
      <style:graphic-properties draw:marker-start="" draw:fill="solid" draw:fill-color="#003300" draw:textarea-horizontal-align="justify" draw:textarea-vertical-align="middle" draw:auto-grow-height="false" fo:min-height="0.211cm" fo:min-width="0.965cm"/>
    </style:style>
    <style:style style:name="gr155" style:family="graphic" style:parent-style-name="standard">
      <style:graphic-properties draw:marker-start="" draw:fill="solid" draw:fill-color="#99ff99" draw:textarea-horizontal-align="justify" draw:textarea-vertical-align="middle" draw:auto-grow-height="false" fo:min-height="0.21cm" fo:min-width="0.965cm"/>
    </style:style>
    <style:style style:name="gr156" style:family="graphic" style:parent-style-name="standard">
      <style:graphic-properties draw:marker-start="" draw:fill="solid" draw:fill-color="#ccff66" draw:textarea-horizontal-align="justify" draw:textarea-vertical-align="middle" draw:auto-grow-height="false" fo:min-height="0.211cm" fo:min-width="0.965cm"/>
    </style:style>
    <style:style style:name="gr157" style:family="graphic" style:parent-style-name="standard">
      <style:graphic-properties draw:marker-start="" draw:fill="solid" draw:fill-color="#66ff00" draw:textarea-horizontal-align="justify" draw:textarea-vertical-align="middle" draw:auto-grow-height="false" fo:min-height="0.211cm" fo:min-width="0.965cm"/>
    </style:style>
    <style:style style:name="gr158" style:family="graphic" style:parent-style-name="standard">
      <style:graphic-properties draw:marker-start="" draw:fill="solid" draw:fill-color="#ccff00" draw:textarea-horizontal-align="justify" draw:textarea-vertical-align="middle" draw:auto-grow-height="false" fo:min-height="0.211cm" fo:min-width="0.964cm"/>
    </style:style>
    <style:style style:name="gr159" style:family="graphic" style:parent-style-name="standard">
      <style:graphic-properties draw:marker-start="" draw:fill="solid" draw:fill-color="#66cc00" draw:textarea-horizontal-align="justify" draw:textarea-vertical-align="middle" draw:auto-grow-height="false" fo:min-height="0.211cm" fo:min-width="0.964cm"/>
    </style:style>
    <style:style style:name="gr160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cm" fo:min-width="0.965cm"/>
    </style:style>
    <style:style style:name="gr161" style:family="graphic" style:parent-style-name="standard">
      <style:graphic-properties draw:marker-start="" draw:fill="solid" draw:fill-color="#006600" draw:textarea-horizontal-align="justify" draw:textarea-vertical-align="middle" draw:auto-grow-height="false" fo:min-height="0.21cm" fo:min-width="0.964cm"/>
    </style:style>
    <style:style style:name="gr162" style:family="graphic" style:parent-style-name="standard">
      <style:graphic-properties draw:marker-start="" draw:fill="solid" draw:fill-color="#009900" draw:textarea-horizontal-align="justify" draw:textarea-vertical-align="middle" draw:auto-grow-height="false" fo:min-height="0.211cm" fo:min-width="0.964cm"/>
    </style:style>
    <style:style style:name="gr163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1cm" fo:min-width="0.964cm"/>
    </style:style>
    <style:style style:name="gr164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1cm" fo:min-width="0.965cm"/>
    </style:style>
    <style:style style:name="gr165" style:family="graphic" style:parent-style-name="standard">
      <style:graphic-properties draw:marker-start="" draw:fill="solid" draw:fill-color="#ccff99" draw:textarea-horizontal-align="justify" draw:textarea-vertical-align="middle" draw:auto-grow-height="false" fo:min-height="0.212cm" fo:min-width="0.965cm"/>
    </style:style>
    <style:style style:name="gr166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1cm" fo:min-width="0.964cm"/>
    </style:style>
    <style:style style:name="gr167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1cm" fo:min-width="0.965cm"/>
    </style:style>
    <style:style style:name="gr168" style:family="graphic" style:parent-style-name="standard">
      <style:graphic-properties draw:marker-start="" draw:fill="solid" draw:fill-color="#00cc00" draw:textarea-horizontal-align="justify" draw:textarea-vertical-align="middle" draw:auto-grow-height="false" fo:min-height="0.211cm" fo:min-width="0.965cm"/>
    </style:style>
    <style:style style:name="gr169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cm" fo:min-width="0.965cm"/>
    </style:style>
    <style:style style:name="gr170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1cm" fo:min-width="0.965cm"/>
    </style:style>
    <style:style style:name="gr171" style:family="graphic" style:parent-style-name="standard">
      <style:graphic-properties draw:marker-start="" draw:fill="solid" draw:fill-color="#ccffcc" draw:textarea-horizontal-align="justify" draw:textarea-vertical-align="middle" draw:auto-grow-height="false" fo:min-height="0.21cm" fo:min-width="0.964cm"/>
    </style:style>
    <style:style style:name="gr172" style:family="graphic" style:parent-style-name="standard">
      <style:graphic-properties draw:marker-start="" draw:fill="solid" draw:fill-color="#66ff66" draw:textarea-horizontal-align="justify" draw:textarea-vertical-align="middle" draw:auto-grow-height="false" fo:min-height="0.211cm" fo:min-width="0.9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996600"/>
      <style:paragraph-properties fo:text-align="center"/>
    </style:style>
    <style:style style:name="P5" style:family="paragraph">
      <loext:graphic-properties draw:fill="solid" draw:fill-color="#ff9900"/>
      <style:paragraph-properties fo:text-align="center"/>
    </style:style>
    <style:style style:name="P6" style:family="paragraph">
      <loext:graphic-properties draw:fill="solid" draw:fill-color="#ffff66"/>
      <style:paragraph-properties fo:text-align="center"/>
    </style:style>
    <style:style style:name="P7" style:family="paragraph">
      <loext:graphic-properties draw:fill="solid" draw:fill-color="#6633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99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style:font-name="Rokkitt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Rokkitt"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18" style:family="paragraph">
      <loext:graphic-properties draw:fill="none" draw:fill-color="#c5000b"/>
      <style:paragraph-properties fo:text-align="center"/>
    </style:style>
    <style:style style:name="P19" style:family="paragraph">
      <loext:graphic-properties draw:fill-color="#bbbbff"/>
      <style:paragraph-properties fo:text-align="center"/>
    </style:style>
    <style:style style:name="P20" style:family="paragraph">
      <loext:graphic-properties draw:fill-color="#cf8a05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</style:style>
    <style:style style:name="P22" style:family="paragraph">
      <style:paragraph-properties fo:text-align="center"/>
      <style:text-properties style:font-name="Rokkitt"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style:font-name="Rokkitt" fo:font-size="24pt" style:font-size-asian="24pt" style:font-size-complex="24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="solid" draw:fill-color="#cf8a05" draw:opacity="50%"/>
      <style:paragraph-properties fo:text-align="center"/>
    </style:style>
    <style:style style:name="P27" style:family="paragraph">
      <loext:graphic-properties draw:fill-color="#cf8a05" draw:opacity="50%"/>
      <style:paragraph-properties fo:text-align="center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solid" draw:fill-color="#ff9999"/>
      <style:paragraph-properties fo:text-align="center"/>
    </style:style>
    <style:style style:name="P31" style:family="paragraph">
      <loext:graphic-properties draw:fill="solid" draw:fill-color="#ff6666"/>
      <style:paragraph-properties fo:text-align="center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loext:graphic-properties draw:fill="solid" draw:fill-color="#cc0000"/>
      <style:paragraph-properties fo:text-align="center"/>
    </style:style>
    <style:style style:name="P34" style:family="paragraph">
      <loext:graphic-properties draw:fill="solid" draw:fill-color="#330000"/>
      <style:paragraph-properties fo:text-align="center"/>
    </style:style>
    <style:style style:name="P35" style:family="paragraph">
      <loext:graphic-properties draw:fill="solid" draw:fill-color="#990000"/>
      <style:paragraph-properties fo:text-align="center"/>
    </style:style>
    <style:style style:name="P36" style:family="paragraph">
      <loext:graphic-properties draw:fill="solid" draw:fill-color="#00cc00"/>
      <style:paragraph-properties fo:text-align="center"/>
    </style:style>
    <style:style style:name="P37" style:family="paragraph">
      <loext:graphic-properties draw:fill="solid" draw:fill-color="#ff3300"/>
      <style:paragraph-properties fo:text-align="center"/>
    </style:style>
    <style:style style:name="P38" style:family="paragraph">
      <loext:graphic-properties draw:fill="solid" draw:fill-color="#0000ff"/>
      <style:paragraph-properties fo:text-align="center"/>
    </style:style>
    <style:style style:name="P39" style:family="paragraph">
      <loext:graphic-properties draw:fill="solid" draw:fill-color="#801900"/>
      <style:paragraph-properties fo:text-align="center"/>
    </style:style>
    <style:style style:name="P40" style:family="paragraph">
      <loext:graphic-properties draw:fill-color="#bbbbff" draw:opacity="50%"/>
      <style:paragraph-properties fo:text-align="center"/>
    </style:style>
    <style:style style:name="P41" style:family="paragraph">
      <loext:graphic-properties draw:fill="solid" draw:fill-color="#006699"/>
      <style:paragraph-properties fo:text-align="center"/>
    </style:style>
    <style:style style:name="P42" style:family="paragraph">
      <loext:graphic-properties draw:fill="solid" draw:fill-color="#0000ff"/>
      <style:paragraph-properties fo:text-align="center"/>
      <style:text-properties fo:font-size="24pt"/>
    </style:style>
    <style:style style:name="P43" style:family="paragraph">
      <loext:graphic-properties draw:fill="solid" draw:fill-color="#00cc33"/>
      <style:paragraph-properties fo:text-align="center"/>
      <style:text-properties fo:font-size="24pt"/>
    </style:style>
    <style:style style:name="P44" style:family="paragraph">
      <loext:graphic-properties draw:fill="solid" draw:fill-color="#cc9900"/>
      <style:paragraph-properties fo:text-align="center"/>
      <style:text-properties fo:font-size="24pt"/>
    </style:style>
    <style:style style:name="P45" style:family="paragraph">
      <loext:graphic-properties draw:fill="solid" draw:fill-color="#ff0000"/>
      <style:paragraph-properties fo:text-align="center"/>
      <style:text-properties fo:font-size="24pt"/>
    </style:style>
    <style:style style:name="P46" style:family="paragraph">
      <style:paragraph-properties fo:text-align="start"/>
      <style:text-properties style:font-name="Rokkitt" fo:font-size="24pt" style:font-size-asian="32pt" style:font-size-complex="32pt"/>
    </style:style>
    <style:style style:name="P47" style:family="paragraph">
      <loext:graphic-properties draw:fill="none" draw:fill-color="#ffffff"/>
      <style:paragraph-properties fo:text-align="start"/>
      <style:text-properties style:font-name="Rokkitt" fo:font-size="24pt" style:font-size-asian="32pt" style:font-size-complex="32pt"/>
    </style:style>
    <style:style style:name="P48" style:family="paragraph">
      <style:paragraph-properties fo:text-align="start"/>
      <style:text-properties style:font-name="Rokkitt" fo:font-size="24pt" style:font-size-asian="24pt" style:font-size-complex="24pt"/>
    </style:style>
    <style:style style:name="P49" style:family="paragraph">
      <loext:graphic-properties draw:fill="none" draw:fill-color="#ffffff"/>
      <style:paragraph-properties fo:text-align="start"/>
      <style:text-properties style:font-name="Rokkitt" fo:font-size="24pt" style:font-size-asian="24pt" style:font-size-complex="24pt"/>
    </style:style>
    <style:style style:name="P50" style:family="paragraph">
      <loext:graphic-properties draw:fill="solid" draw:fill-color="#003300"/>
      <style:paragraph-properties fo:text-align="center"/>
    </style:style>
    <style:style style:name="P51" style:family="paragraph">
      <loext:graphic-properties draw:fill="solid" draw:fill-color="#006600"/>
      <style:paragraph-properties fo:text-align="center"/>
    </style:style>
    <style:style style:name="P52" style:family="paragraph">
      <loext:graphic-properties draw:fill="solid" draw:fill-color="#66ff66"/>
      <style:paragraph-properties fo:text-align="center"/>
    </style:style>
    <style:style style:name="P53" style:family="paragraph">
      <loext:graphic-properties draw:fill="solid" draw:fill-color="#009900"/>
      <style:paragraph-properties fo:text-align="center"/>
    </style:style>
    <style:style style:name="P54" style:family="paragraph">
      <loext:graphic-properties draw:fill="solid" draw:fill-color="#99ff99"/>
      <style:paragraph-properties fo:text-align="center"/>
    </style:style>
    <style:style style:name="P55" style:family="paragraph">
      <loext:graphic-properties draw:fill="solid" draw:fill-color="#ccff66"/>
      <style:paragraph-properties fo:text-align="center"/>
    </style:style>
    <style:style style:name="P56" style:family="paragraph">
      <loext:graphic-properties draw:fill="solid" draw:fill-color="#ccff00"/>
      <style:paragraph-properties fo:text-align="center"/>
    </style:style>
    <style:style style:name="P57" style:family="paragraph">
      <loext:graphic-properties draw:fill="solid" draw:fill-color="#66cc00"/>
      <style:paragraph-properties fo:text-align="center"/>
    </style:style>
    <style:style style:name="P58" style:family="paragraph">
      <loext:graphic-properties draw:fill="solid" draw:fill-color="#66ff00"/>
      <style:paragraph-properties fo:text-align="center"/>
    </style:style>
    <style:style style:name="P59" style:family="paragraph">
      <loext:graphic-properties draw:fill="solid" draw:fill-color="#99ff33"/>
      <style:paragraph-properties fo:text-align="center"/>
    </style:style>
    <style:style style:name="P60" style:family="paragraph">
      <loext:graphic-properties draw:fill="solid" draw:fill-color="#669900"/>
      <style:paragraph-properties fo:text-align="center"/>
    </style:style>
    <style:style style:name="P61" style:family="paragraph">
      <loext:graphic-properties draw:fill="solid" draw:fill-color="#ccff99"/>
      <style:paragraph-properties fo:text-align="center"/>
    </style:style>
    <style:style style:name="P62" style:family="paragraph">
      <loext:graphic-properties draw:fill="solid" draw:fill-color="#ccffcc"/>
      <style:paragraph-properties fo:text-align="center"/>
    </style:style>
    <style:style style:name="P63" style:family="paragraph">
      <style:paragraph-properties fo:text-align="start"/>
      <style:text-properties style:font-name="Rokkitt"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start"/>
      <style:text-properties style:font-name="Rokkitt" fo:font-size="32pt" style:font-size-asian="32pt" style:font-size-complex="32pt"/>
    </style:style>
    <style:style style:name="T1" style:family="text">
      <style:text-properties style:font-name="Rokkitt" fo:font-size="32pt" style:font-size-asian="32pt" style:font-size-complex="32pt"/>
    </style:style>
    <style:style style:name="T2" style:family="text">
      <style:text-properties style:font-name="Rokkit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.2cm" svg:height="1.7cm" svg:x="10.2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7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8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6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9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2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7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8.6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9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21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7.4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8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9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21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7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8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3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3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7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6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7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6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7.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7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7.4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8.6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9.8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21cm" svg:y="-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3.5cm" svg:y="-2.4cm">
          <draw:image xlink:href="Pictures/1000020100000320000003E82A92A05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8" draw:text-style-name="P8" draw:layer="layout" svg:width="5.773cm" svg:height="8.314cm" svg:x="-0.153cm" svg:y="3.538cm">
          <draw:image xlink:href="Pictures/10000200000004220000031AB34F2152.png" xlink:type="simple" xlink:show="embed" xlink:actuate="onLoad">
            <text:p/>
          </draw:image>
        </draw:frame>
        <draw:frame draw:style-name="gr19" draw:text-style-name="P8" draw:layer="layout" svg:width="5.624cm" svg:height="8.114cm" svg:x="5.825cm" svg:y="0.364cm">
          <draw:image xlink:href="Pictures/10000200000004220000031AD08F7F9B.png" xlink:type="simple" xlink:show="embed" xlink:actuate="onLoad">
            <text:p/>
          </draw:image>
        </draw:frame>
        <draw:frame draw:style-name="gr20" draw:text-style-name="P8" draw:layer="layout" svg:width="5.724cm" svg:height="8.214cm" svg:x="13.426cm" svg:y="0.414cm">
          <draw:image xlink:href="Pictures/10000200000004220000031A8B3EB04B.png" xlink:type="simple" xlink:show="embed" xlink:actuate="onLoad">
            <text:p/>
          </draw:image>
        </draw:frame>
        <draw:frame draw:style-name="gr21" draw:text-style-name="P14" draw:layer="layout" svg:width="5.126cm" svg:height="2.495cm" svg:x="0.874cm" svg:y="11.423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6.66cm" svg:y="8.091cm">
          <draw:text-box>
            <text:p text:style-name="P13"><text:span text:style-name="T1">Simulated</text:span></text:p>
          </draw:text-box>
        </draw:frame>
        <draw:line draw:style-name="gr22" draw:text-style-name="P15" draw:layer="layout" svg:x1="18.735cm" svg:y1="9.3cm" svg:x2="23.679cm" svg:y2="9.265cm">
          <text:p/>
        </draw:line>
        <draw:frame draw:style-name="gr23" draw:text-style-name="P14" draw:layer="layout" svg:width="4.437cm" svg:height="2.027cm" svg:x="18.257cm" svg:y="8.007cm">
          <draw:text-box>
            <text:p text:style-name="P13"><text:span text:style-name="T1">Sum </text:span></text:p>
          </draw:text-box>
        </draw:frame>
        <draw:frame draw:style-name="gr21" draw:text-style-name="P17" draw:layer="layout" svg:width="3.958cm" svg:height="2.495cm" svg:x="25.042cm" svg:y="8.672cm">
          <draw:text-box>
            <text:p text:style-name="P16"><text:span text:style-name="T1">= 0.79</text:span></text:p>
          </draw:text-box>
        </draw:frame>
        <draw:frame draw:style-name="gr8" draw:text-style-name="P8" draw:layer="layout" svg:width="14.296cm" svg:height="10.611cm" svg:x="2.745cm" svg:y="8.559cm">
          <draw:image xlink:href="Pictures/10000200000004220000031A28DA6DCF.png" xlink:type="simple" xlink:show="embed" xlink:actuate="onLoad">
            <text:p/>
          </draw:image>
        </draw:frame>
        <draw:frame draw:style-name="gr8" draw:text-style-name="P8" draw:layer="layout" svg:width="14.295cm" svg:height="10.613cm" svg:x="10.442cm" svg:y="8.557cm">
          <draw:image xlink:href="Pictures/10000200000004220000031A2EA68977.png" xlink:type="simple" xlink:show="embed" xlink:actuate="onLoad">
            <text:p/>
          </draw:image>
        </draw:frame>
        <draw:frame draw:style-name="gr21" draw:text-style-name="P14" draw:layer="layout" svg:width="4.939cm" svg:height="2.495cm" svg:x="6.661cm" svg:y="16.897cm">
          <draw:text-box>
            <text:p text:style-name="P13"><text:span text:style-name="T1">Observed Mean</text:span></text:p>
          </draw:text-box>
        </draw:frame>
        <draw:frame draw:style-name="gr21" draw:text-style-name="P14" draw:layer="layout" svg:width="5.195cm" svg:height="2.495cm" svg:x="14.405cm" svg:y="16.897cm">
          <draw:text-box>
            <text:p text:style-name="P13"><text:span text:style-name="T1">Difference</text:span></text:p>
          </draw:text-box>
        </draw:frame>
        <draw:g>
          <draw:line draw:style-name="gr22" draw:text-style-name="P15" draw:layer="layout" svg:x1="10.846cm" svg:y1="3.676cm" svg:x2="14.094cm" svg:y2="3.676cm">
            <text:p/>
          </draw:line>
          <draw:line draw:style-name="gr22" draw:text-style-name="P15" draw:layer="layout" svg:x1="10.843cm" svg:y1="12.38cm" svg:x2="14.091cm" svg:y2="12.38cm">
            <text:p/>
          </draw:line>
        </draw:g>
        <draw:frame draw:style-name="gr24" draw:text-style-name="P14" draw:layer="layout" svg:width="2.192cm" svg:height="2.495cm" svg:x="23.261cm" svg:y="8.108cm">
          <draw:text-box>
            <text:p text:style-name="P13"><text:span text:style-name="T1">192</text:span></text:p>
            <text:p text:style-name="P13"><text:span text:style-name="T1">243 </text:span></text:p>
          </draw:text-box>
        </draw:frame>
        <draw:line draw:style-name="gr25" draw:text-style-name="P18" draw:layer="layout" svg:x1="23.707cm" svg:y1="9.2cm" svg:x2="25.042cm" svg:y2="9.2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8" draw:text-style-name="P8" draw:layer="layout" svg:width="7.027cm" svg:height="10.231cm" svg:x="0.047cm" svg:y="3.587cm">
          <draw:image xlink:href="Pictures/10000200000004220000031AB34F2152.png" xlink:type="simple" xlink:show="embed" xlink:actuate="onLoad">
            <text:p/>
          </draw:image>
        </draw:frame>
        <draw:frame draw:style-name="gr19" draw:text-style-name="P8" draw:layer="layout" svg:width="6.846cm" svg:height="9.985cm" svg:x="5.747cm" svg:y="3.564cm">
          <draw:image xlink:href="Pictures/10000200000004220000031AD08F7F9B.png" xlink:type="simple" xlink:show="embed" xlink:actuate="onLoad">
            <text:p/>
          </draw:image>
        </draw:frame>
        <draw:frame draw:style-name="gr20" draw:text-style-name="P8" draw:layer="layout" svg:width="6.968cm" svg:height="10.109cm" svg:x="12.832cm" svg:y="3.626cm">
          <draw:image xlink:href="Pictures/10000200000004220000031A8B3EB04B.png" xlink:type="simple" xlink:show="embed" xlink:actuate="onLoad">
            <text:p/>
          </draw:image>
        </draw:frame>
        <draw:frame draw:style-name="gr26" draw:text-style-name="P14" draw:layer="layout" svg:width="4.934cm" svg:height="1.373cm" svg:x="1.653cm" svg:y="13.29cm">
          <draw:text-box>
            <text:p text:style-name="P13"><text:span text:style-name="T1">Observed</text:span></text:p>
          </draw:text-box>
        </draw:frame>
        <draw:frame draw:style-name="gr26" draw:text-style-name="P14" draw:layer="layout" svg:width="4.934cm" svg:height="1.373cm" svg:x="7.245cm" svg:y="13.29cm">
          <draw:text-box>
            <text:p text:style-name="P13"><text:span text:style-name="T1">Simulated</text:span></text:p>
          </draw:text-box>
        </draw:frame>
        <draw:frame draw:style-name="gr21" draw:text-style-name="P14" draw:layer="layout" svg:width="5.4cm" svg:height="2.495cm" svg:x="14.1cm" svg:y="13.29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11.179cm" svg:y1="7.856cm" svg:x2="13.646cm" svg:y2="7.856cm">
          <text:p/>
        </draw:line>
        <draw:line draw:style-name="gr22" draw:text-style-name="P15" draw:layer="layout" svg:x1="18.482cm" svg:y1="7.843cm" svg:x2="24.5cm" svg:y2="7.8cm">
          <text:p/>
        </draw:line>
        <draw:frame draw:style-name="gr21" draw:text-style-name="P14" draw:layer="layout" svg:width="5.4cm" svg:height="2.495cm" svg:x="17.9cm" svg:y="6.591cm">
          <draw:text-box>
            <text:p text:style-name="P13"><text:span text:style-name="T1">Sum &amp;</text:span></text:p>
            <text:p text:style-name="P13"><text:span text:style-name="T1">normalise</text:span></text:p>
          </draw:text-box>
        </draw:frame>
        <draw:frame draw:style-name="gr27" draw:text-style-name="P17" draw:layer="layout" svg:width="3.6cm" svg:height="1.5cm" svg:x="24.4cm" svg:y="7.1cm">
          <draw:text-box>
            <text:p text:style-name="P16"><text:span text:style-name="T1">0.79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polygon draw:style-name="gr28" draw:text-style-name="P19" draw:layer="layout" svg:width="6.199cm" svg:height="2.799cm" svg:x="1cm" svg:y="3.2cm" svg:viewBox="0 0 6200 2800" draw:points="0,0 1200,600 1800,200 2400,1000 3000,600 4400,600 4800,1000 5600,400 6200,1400 6200,2800 0,2800">
          <text:p/>
        </draw:polygon>
        <draw:polygon draw:style-name="gr29" draw:text-style-name="P20" draw:layer="layout" svg:width="6.199cm" svg:height="3.199cm" svg:x="1cm" svg:y="7.2cm" svg:viewBox="0 0 6200 3200" draw:points="0,1200 1200,400 2000,2000 3000,800 4000,2400 5000,1200 6000,800 6200,0 6200,3200 0,3200">
          <text:p/>
        </draw:polygon>
        <draw:line draw:style-name="gr30" draw:text-style-name="P15" draw:layer="layout" svg:x1="1cm" svg:y1="2.6cm" svg:x2="1cm" svg:y2="6cm">
          <text:p/>
        </draw:line>
        <draw:line draw:style-name="gr30" draw:text-style-name="P15" draw:layer="layout" svg:x1="1cm" svg:y1="6cm" svg:x2="7.4cm" svg:y2="6cm">
          <text:p/>
        </draw:line>
        <draw:line draw:style-name="gr30" draw:text-style-name="P15" draw:layer="layout" svg:x1="1cm" svg:y1="7cm" svg:x2="1cm" svg:y2="10.4cm">
          <text:p/>
        </draw:line>
        <draw:line draw:style-name="gr30" draw:text-style-name="P15" draw:layer="layout" svg:x1="1cm" svg:y1="10.4cm" svg:x2="7.4cm" svg:y2="10.4cm">
          <text:p/>
        </draw:line>
        <draw:g>
          <draw:polygon draw:style-name="gr31" draw:text-style-name="P21" draw:layer="layout" svg:width="6.199cm" svg:height="3.199cm" svg:x="13.2cm" svg:y="5.6cm" svg:viewBox="0 0 6200 3200" draw:points="0,1200 1200,400 2000,2000 3000,800 4000,2400 5000,1200 6000,800 6200,0 6200,3200 0,3200">
            <text:p/>
          </draw:polygon>
          <draw:polygon draw:style-name="gr32" draw:text-style-name="P21" draw:layer="layout" svg:width="6.199cm" svg:height="2.799cm" svg:x="13.2cm" svg:y="6.2cm" svg:viewBox="0 0 6200 2800" draw:points="0,0 1200,600 1800,200 2400,1000 3000,600 4400,600 4800,1000 5600,400 6200,1400 6200,2800 0,2800">
            <text:p/>
          </draw:polygon>
          <draw:line draw:style-name="gr30" draw:text-style-name="P15" draw:layer="layout" svg:x1="13.2cm" svg:y1="6.9cm" svg:x2="19.6cm" svg:y2="6.9cm">
            <text:p/>
          </draw:line>
          <draw:custom-shape draw:style-name="gr33" draw:text-style-name="P1" draw:layer="layout" svg:width="6.6cm" svg:height="1.7cm" svg:x="13cm" svg:y="8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1.8cm" svg:height="4.3cm" svg:x="19.3cm" svg:y="5.6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5" draw:layer="layout" svg:x1="13.2cm" svg:y1="5.3cm" svg:x2="13.2cm" svg:y2="8.7cm">
            <text:p/>
          </draw:line>
        </draw:g>
        <draw:line draw:style-name="gr35" draw:text-style-name="P15" draw:layer="layout" svg:x1="8.4cm" svg:y1="6.957cm" svg:x2="12.8cm" svg:y2="6.914cm">
          <text:p/>
        </draw:line>
        <draw:frame draw:style-name="gr21" draw:text-style-name="P23" draw:layer="layout" svg:width="5.4cm" svg:height="2.495cm" svg:x="7.6cm" svg:y="5.905cm">
          <draw:text-box>
            <text:p text:style-name="P22"><text:span text:style-name="T2">Remove</text:span></text:p>
            <text:p text:style-name="P22"><text:span text:style-name="T2">mean</text:span></text:p>
          </draw:text-box>
        </draw:frame>
        <draw:line draw:style-name="gr35" draw:text-style-name="P15" draw:layer="layout" svg:x1="20.4cm" svg:y1="7.052cm" svg:x2="24.8cm" svg:y2="7.009cm">
          <text:p/>
        </draw:line>
        <draw:frame draw:style-name="gr21" draw:text-style-name="P23" draw:layer="layout" svg:width="5.4cm" svg:height="2.495cm" svg:x="19.6cm" svg:y="6cm">
          <draw:text-box>
            <text:p text:style-name="P22"><text:span text:style-name="T2">NME</text:span></text:p>
          </draw:text-box>
        </draw:frame>
        <draw:frame draw:style-name="gr21" draw:text-style-name="P23" draw:layer="layout" svg:width="5.4cm" svg:height="2.495cm" svg:x="23.4cm" svg:y="6.501cm">
          <draw:text-box>
            <text:p text:style-name="P22"><text:span text:style-name="T2">1.96</text:span></text:p>
          </draw:text-box>
        </draw:frame>
        <draw:frame draw:style-name="gr21" draw:text-style-name="P14" draw:layer="layout" svg:width="5.126cm" svg:height="2.495cm" svg:x="1cm" svg:y="6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1.06cm" svg:y="10.505cm">
          <draw:text-box>
            <text:p text:style-name="P13"><text:span text:style-name="T1">Simulat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6" draw:text-style-name="P1" draw:layer="layout" svg:width="1.376cm" svg:height="10.03cm" svg:x="15.52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0.392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.768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3.14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4.515cm" svg:y="8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377cm" svg:height="10.03cm" svg:x="5.891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7.268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8.644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0.02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1.396cm" svg:y="8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2.772cm" svg:y="8.7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76cm" svg:height="10.03cm" svg:x="14.148cm" svg:y="8.7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8.303cm" svg:height="8.303cm" svg:x="18.701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6.227cm" svg:height="6.227cm" svg:x="19.78cm" svg:y="10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4.152cm" svg:height="4.152cm" svg:x="20.776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2.075cm" svg:height="2.076cm" svg:x="21.856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5" draw:layer="layout" svg:x1="18.701cm" svg:y1="13.718cm" svg:x2="27.004cm" svg:y2="13.718cm">
          <text:p/>
        </draw:line>
        <draw:line draw:style-name="gr42" draw:text-style-name="P15" draw:layer="layout" svg:x1="22.852cm" svg:y1="9.733cm" svg:x2="22.852cm" svg:y2="18.036cm">
          <text:p/>
        </draw:line>
        <draw:line draw:style-name="gr43" draw:text-style-name="P15" draw:layer="layout" svg:x1="19.257cm" svg:y1="15.817cm" svg:x2="26.448cm" svg:y2="11.665cm">
          <text:p/>
        </draw:line>
        <draw:line draw:style-name="gr43" draw:text-style-name="P15" draw:layer="layout" svg:x1="20.776cm" svg:y1="10.289cm" svg:x2="24.928cm" svg:y2="17.48cm">
          <text:p/>
        </draw:line>
        <draw:line draw:style-name="gr43" draw:text-style-name="P15" draw:layer="layout" svg:x1="20.729cm" svg:y1="17.38cm" svg:x2="24.881cm" svg:y2="10.189cm">
          <text:p/>
        </draw:line>
        <draw:line draw:style-name="gr43" draw:text-style-name="P15" draw:layer="layout" svg:x1="19.271cm" svg:y1="11.792cm" svg:x2="26.462cm" svg:y2="15.944cm">
          <text:p/>
        </draw:line>
        <draw:frame draw:style-name="gr44" draw:text-style-name="P25" draw:layer="layout" svg:width="1.163cm" svg:height="0.962cm" svg:x="23.516cm" svg:y="9.1cm">
          <draw:text-box>
            <text:p text:style-name="P24">J</text:p>
          </draw:text-box>
        </draw:frame>
        <draw:frame draw:style-name="gr44" draw:text-style-name="P25" draw:layer="layout" svg:width="1.163cm" svg:height="0.962cm" svg:x="25.509cm" svg:y="10.262cm">
          <draw:text-box>
            <text:p text:style-name="P24">F</text:p>
          </draw:text-box>
        </draw:frame>
        <draw:frame draw:style-name="gr45" draw:text-style-name="P25" draw:layer="layout" svg:width="1.162cm" svg:height="0.962cm" svg:x="26.672cm" svg:y="12.058cm">
          <draw:text-box>
            <text:p text:style-name="P24">M</text:p>
          </draw:text-box>
        </draw:frame>
        <draw:frame draw:style-name="gr44" draw:text-style-name="P25" draw:layer="layout" svg:width="1.162cm" svg:height="0.962cm" svg:x="26.838cm" svg:y="14.58cm">
          <draw:text-box>
            <text:p text:style-name="P24">A</text:p>
          </draw:text-box>
        </draw:frame>
        <draw:frame draw:style-name="gr44" draw:text-style-name="P25" draw:layer="layout" svg:width="1.163cm" svg:height="0.962cm" svg:x="25.675cm" svg:y="16.573cm">
          <draw:text-box>
            <text:p text:style-name="P24">M</text:p>
          </draw:text-box>
        </draw:frame>
        <draw:frame draw:style-name="gr44" draw:text-style-name="P25" draw:layer="layout" svg:width="1.163cm" svg:height="0.962cm" svg:x="23.433cm" svg:y="17.901cm">
          <draw:text-box>
            <text:p text:style-name="P24">J</text:p>
          </draw:text-box>
        </draw:frame>
        <draw:frame draw:style-name="gr45" draw:text-style-name="P25" draw:layer="layout" svg:width="1.163cm" svg:height="0.962cm" svg:x="21.025cm" svg:y="17.87cm">
          <draw:text-box>
            <text:p text:style-name="P24">J</text:p>
          </draw:text-box>
        </draw:frame>
        <draw:frame draw:style-name="gr44" draw:text-style-name="P25" draw:layer="layout" svg:width="1.162cm" svg:height="0.962cm" svg:x="19.199cm" svg:y="16.822cm">
          <draw:text-box>
            <text:p text:style-name="P24">A</text:p>
          </draw:text-box>
        </draw:frame>
        <draw:frame draw:style-name="gr44" draw:text-style-name="P25" draw:layer="layout" svg:width="1.163cm" svg:height="0.962cm" svg:x="17.704cm" svg:y="14.663cm">
          <draw:text-box>
            <text:p text:style-name="P24">S</text:p>
          </draw:text-box>
        </draw:frame>
        <draw:frame draw:style-name="gr44" draw:text-style-name="P25" draw:layer="layout" svg:width="1.163cm" svg:height="0.962cm" svg:x="17.704cm" svg:y="12.255cm">
          <draw:text-box>
            <text:p text:style-name="P24">O</text:p>
          </draw:text-box>
        </draw:frame>
        <draw:frame draw:style-name="gr44" draw:text-style-name="P25" draw:layer="layout" svg:width="1.162cm" svg:height="0.962cm" svg:x="19.199cm" svg:y="10.179cm">
          <draw:text-box>
            <text:p text:style-name="P24">N</text:p>
          </draw:text-box>
        </draw:frame>
        <draw:frame draw:style-name="gr44" draw:text-style-name="P25" draw:layer="layout" svg:width="1.163cm" svg:height="0.962cm" svg:x="20.942cm" svg:y="9.183cm">
          <draw:text-box>
            <text:p text:style-name="P24">D</text:p>
          </draw:text-box>
        </draw:frame>
        <draw:line draw:style-name="gr46" draw:text-style-name="P15" draw:layer="layout" svg:x1="0.392cm" svg:y1="8.7cm" svg:x2="0.392cm" svg:y2="18.732cm">
          <text:p/>
        </draw:line>
        <draw:line draw:style-name="gr30" draw:text-style-name="P15" draw:layer="layout" svg:x1="0.3cm" svg:y1="18.732cm" svg:x2="16.9cm" svg:y2="18.732cm">
          <text:p/>
        </draw:line>
        <draw:line draw:style-name="gr47" draw:text-style-name="P15" draw:layer="layout" svg:x1="0.392cm" svg:y1="16.2cm" svg:x2="16.9cm" svg:y2="16.2cm">
          <text:p/>
        </draw:line>
        <draw:line draw:style-name="gr47" draw:text-style-name="P15" draw:layer="layout" svg:x1="0.387cm" svg:y1="13.7cm" svg:x2="16.895cm" svg:y2="13.7cm">
          <text:p/>
        </draw:line>
        <draw:line draw:style-name="gr47" draw:text-style-name="P15" draw:layer="layout" svg:x1="0.387cm" svg:y1="11.2cm" svg:x2="16.895cm" svg:y2="11.2cm">
          <text:p/>
        </draw:line>
        <draw:line draw:style-name="gr30" draw:text-style-name="P15" draw:layer="layout" svg:x1="0.3cm" svg:y1="8.702cm" svg:x2="16.9cm" svg:y2="8.702cm">
          <text:p/>
        </draw:line>
        <draw:line draw:style-name="gr48" draw:text-style-name="P15" draw:layer="layout" svg:x1="4.607cm" svg:y1="8.698cm" svg:x2="4.607cm" svg:y2="18.73cm">
          <text:p/>
        </draw:line>
        <draw:line draw:style-name="gr48" draw:text-style-name="P15" draw:layer="layout" svg:x1="8.644cm" svg:y1="8.702cm" svg:x2="8.644cm" svg:y2="18.734cm">
          <text:p/>
        </draw:line>
        <draw:line draw:style-name="gr48" draw:text-style-name="P15" draw:layer="layout" svg:x1="12.772cm" svg:y1="8.698cm" svg:x2="12.772cm" svg:y2="18.73cm">
          <text:p/>
        </draw:line>
        <draw:line draw:style-name="gr46" draw:text-style-name="P15" draw:layer="layout" svg:x1="16.9cm" svg:y1="8.7cm" svg:x2="16.9cm" svg:y2="18.732cm">
          <text:p/>
        </draw:line>
        <draw:polygon draw:style-name="gr49" draw:text-style-name="P26" draw:layer="layout" svg:width="16.507cm" svg:height="10.029cm" svg:x="0.392cm" svg:y="8.702cm" svg:viewBox="0 0 16508 10030" draw:points="0,10030 1376,7498 2752,4998 4215,2498 5499,0 6876,2498 8252,4998 9628,7498 11004,4998 12380,7498 13756,7798 15132,7498 16508,10030">
          <text:p/>
        </draw:polygon>
        <draw:line draw:style-name="gr50" draw:text-style-name="P15" draw:layer="layout" svg:x1="22.9cm" svg:y1="9.733cm" svg:x2="22.9cm" svg:y2="13.718cm">
          <text:p/>
        </draw:line>
        <draw:path draw:style-name="gr51" draw:text-style-name="P27" draw:layer="layout" svg:width="5.435cm" svg:height="3.818cm" svg:x="21.025cm" svg:y="12.722cm" svg:viewBox="0 0 5436 3819" svg:d="M3653 0c1329 996 1329 996 1329 996l454 2226-2115 597-1494-747-499-1245-1328 166 830-997 332-830 665 664 498-830z">
          <text:p/>
        </draw:path>
        <draw:line draw:style-name="gr52" draw:text-style-name="P15" draw:layer="layout" svg:x1="22.852cm" svg:y1="13.801cm" svg:x2="25.841cm" svg:y2="16.126cm">
          <text:p/>
        </draw:line>
        <draw:custom-shape draw:style-name="gr53" draw:text-style-name="P8" draw:layer="layout" svg:width="2.559cm" svg:height="2.639cm" draw:transform="skewX (0.00907571211037057) rotate (-1.08699105814207) translate (23.387cm 12.068cm)">
          <text:p/>
          <draw:enhanced-geometry svg:viewBox="0 0 21600 21600" draw:type="block-arc" draw:modifiers="-152.104544371168 9897.2246717588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4" draw:text-style-name="P29" draw:layer="layout" svg:width="16.8cm" svg:height="0.962cm" svg:x="0.2cm" svg:y="18.9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draw:line draw:style-name="gr46" draw:text-style-name="P15" draw:layer="layout" svg:x1="0.542cm" svg:y1="-3.449cm" svg:x2="0.542cm" svg:y2="6.583cm">
          <text:p/>
        </draw:line>
        <draw:line draw:style-name="gr30" draw:text-style-name="P15" draw:layer="layout" svg:x1="0.45cm" svg:y1="6.583cm" svg:x2="17.05cm" svg:y2="6.583cm">
          <text:p/>
        </draw:line>
        <draw:polygon draw:style-name="gr49" draw:text-style-name="P26" draw:layer="layout" svg:width="16.507cm" svg:height="10.029cm" svg:x="0.542cm" svg:y="-3.447cm" svg:viewBox="0 0 16508 10030" draw:points="0,10030 1376,7498 2752,4998 4215,2498 5499,0 6876,2498 8252,4998 9628,7498 11004,4998 12380,7498 13756,7798 15132,7498 16508,10030">
          <text:p/>
        </draw:polygon>
        <draw:frame draw:style-name="gr54" draw:text-style-name="P29" draw:layer="layout" svg:width="16.8cm" svg:height="0.962cm" svg:x="0.35cm" svg:y="6.751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g>
          <draw:line draw:style-name="gr46" draw:text-style-name="P15" draw:layer="layout" svg:x1="0.392cm" svg:y1="2.6cm" svg:x2="0.392cm" svg:y2="12.632cm">
            <text:p/>
          </draw:line>
          <draw:line draw:style-name="gr30" draw:text-style-name="P15" draw:layer="layout" svg:x1="0.3cm" svg:y1="12.632cm" svg:x2="16.9cm" svg:y2="12.632cm">
            <text:p/>
          </draw:line>
          <draw:polygon draw:style-name="gr49" draw:text-style-name="P26" draw:layer="layout" svg:width="16.507cm" svg:height="10.029cm" svg:x="0.392cm" svg:y="2.602cm" svg:viewBox="0 0 16508 10030" draw:points="0,10030 1376,7498 2752,4998 4215,2498 5499,0 6876,2498 8252,4998 9628,7498 11004,4998 12380,7498 13756,7798 15132,7498 16508,10030">
            <text:p/>
          </draw:polygon>
          <draw:frame draw:style-name="gr55" draw:text-style-name="P29" draw:layer="layout" svg:width="16.8cm" svg:height="0.962cm" svg:x="0.2cm" svg:y="12.8cm">
            <draw:text-box>
  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g>
          <draw:custom-shape draw:style-name="gr38" draw:text-style-name="P1" draw:layer="layout" svg:width="8.303cm" svg:height="8.303cm" svg:x="18.6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9.7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0.7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21.8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18.697cm" svg:y1="8.018cm" svg:x2="27cm" svg:y2="8.018cm">
            <text:p/>
          </draw:line>
          <draw:line draw:style-name="gr42" draw:text-style-name="P15" draw:layer="layout" svg:x1="22.848cm" svg:y1="4.033cm" svg:x2="22.848cm" svg:y2="12.336cm">
            <text:p/>
          </draw:line>
          <draw:line draw:style-name="gr43" draw:text-style-name="P15" draw:layer="layout" svg:x1="19.253cm" svg:y1="10.117cm" svg:x2="26.444cm" svg:y2="5.965cm">
            <text:p/>
          </draw:line>
          <draw:line draw:style-name="gr43" draw:text-style-name="P15" draw:layer="layout" svg:x1="20.772cm" svg:y1="4.589cm" svg:x2="24.924cm" svg:y2="11.78cm">
            <text:p/>
          </draw:line>
          <draw:line draw:style-name="gr43" draw:text-style-name="P15" draw:layer="layout" svg:x1="20.725cm" svg:y1="11.68cm" svg:x2="24.877cm" svg:y2="4.489cm">
            <text:p/>
          </draw:line>
          <draw:line draw:style-name="gr43" draw:text-style-name="P15" draw:layer="layout" svg:x1="19.267cm" svg:y1="6.092cm" svg:x2="26.458cm" svg:y2="10.244cm">
            <text:p/>
          </draw:line>
          <draw:frame draw:style-name="gr44" draw:text-style-name="P25" draw:layer="layout" svg:width="1.163cm" svg:height="0.962cm" svg:x="23.5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25.5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26.6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26.8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25.6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23.4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21.0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9.1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17.7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17.7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9.1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20.938cm" svg:y="3.483cm">
            <draw:text-box>
              <text:p text:style-name="P24">D</text:p>
            </draw:text-box>
          </draw:frame>
          <draw:line draw:style-name="gr50" draw:text-style-name="P15" draw:layer="layout" svg:x1="22.896cm" svg:y1="4.033cm" svg:x2="22.896cm" svg:y2="8.018cm">
            <text:p/>
          </draw:line>
          <draw:path draw:style-name="gr51" draw:text-style-name="P27" draw:layer="layout" svg:width="5.435cm" svg:height="3.818cm" svg:x="21.021cm" svg:y="7.022cm" svg:viewBox="0 0 5436 3819" svg:d="M3653 0c1329 996 1329 996 1329 996l454 2226-2115 597-1494-747-499-1245-1328 166 830-997 332-830 665 664 498-830z">
            <text:p/>
          </draw:path>
        </draw:g>
        <draw:g>
          <draw:custom-shape draw:style-name="gr36" draw:text-style-name="P1" draw:layer="layout" svg:width="1.376cm" svg:height="10.03cm" svg:x="15.52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0.392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.768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3.14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4.515cm" svg:y="2.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377cm" svg:height="10.03cm" svg:x="5.891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7.268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8.644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0.02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1.396cm" svg:y="2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2.772cm" svg:y="2.6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376cm" svg:height="10.03cm" svg:x="14.148cm" svg:y="2.602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15" draw:layer="layout" svg:x1="0.392cm" svg:y1="2.6cm" svg:x2="0.392cm" svg:y2="12.632cm">
            <text:p/>
          </draw:line>
          <draw:line draw:style-name="gr30" draw:text-style-name="P15" draw:layer="layout" svg:x1="0.3cm" svg:y1="12.632cm" svg:x2="16.9cm" svg:y2="12.632cm">
            <text:p/>
          </draw:line>
          <draw:line draw:style-name="gr47" draw:text-style-name="P15" draw:layer="layout" svg:x1="0.392cm" svg:y1="10.1cm" svg:x2="16.9cm" svg:y2="10.1cm">
            <text:p/>
          </draw:line>
          <draw:line draw:style-name="gr47" draw:text-style-name="P15" draw:layer="layout" svg:x1="0.387cm" svg:y1="7.6cm" svg:x2="16.895cm" svg:y2="7.6cm">
            <text:p/>
          </draw:line>
          <draw:line draw:style-name="gr47" draw:text-style-name="P15" draw:layer="layout" svg:x1="0.387cm" svg:y1="5.1cm" svg:x2="16.895cm" svg:y2="5.1cm">
            <text:p/>
          </draw:line>
          <draw:line draw:style-name="gr30" draw:text-style-name="P15" draw:layer="layout" svg:x1="0.3cm" svg:y1="2.602cm" svg:x2="16.9cm" svg:y2="2.602cm">
            <text:p/>
          </draw:line>
          <draw:line draw:style-name="gr48" draw:text-style-name="P15" draw:layer="layout" svg:x1="4.607cm" svg:y1="2.598cm" svg:x2="4.607cm" svg:y2="12.63cm">
            <text:p/>
          </draw:line>
          <draw:line draw:style-name="gr48" draw:text-style-name="P15" draw:layer="layout" svg:x1="8.644cm" svg:y1="2.602cm" svg:x2="8.644cm" svg:y2="12.634cm">
            <text:p/>
          </draw:line>
          <draw:line draw:style-name="gr48" draw:text-style-name="P15" draw:layer="layout" svg:x1="12.772cm" svg:y1="2.598cm" svg:x2="12.772cm" svg:y2="12.63cm">
            <text:p/>
          </draw:line>
          <draw:line draw:style-name="gr46" draw:text-style-name="P15" draw:layer="layout" svg:x1="16.9cm" svg:y1="2.6cm" svg:x2="16.9cm" svg:y2="12.632cm">
            <text:p/>
          </draw:line>
          <draw:polygon draw:style-name="gr49" draw:text-style-name="P26" draw:layer="layout" svg:width="16.507cm" svg:height="10.029cm" svg:x="0.392cm" svg:y="2.602cm" svg:viewBox="0 0 16508 10030" draw:points="0,10030 1376,7498 2752,4998 4215,2498 5499,0 6876,2498 8252,4998 9628,7498 11004,4998 12380,7498 13756,7798 15132,7498 16508,10030">
            <text:p/>
          </draw:polygon>
          <draw:frame draw:style-name="gr54" draw:text-style-name="P29" draw:layer="layout" svg:width="16.8cm" svg:height="0.962cm" svg:x="0.2cm" svg:y="12.8cm">
            <draw:text-box>
  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  </draw:text-box>
          </draw:frame>
        </draw:g>
        <draw:line draw:style-name="gr46" draw:text-style-name="P15" draw:layer="layout" svg:x1="0.392cm" svg:y1="-9.449cm" svg:x2="0.392cm" svg:y2="0.583cm">
          <text:p/>
        </draw:line>
        <draw:line draw:style-name="gr30" draw:text-style-name="P15" draw:layer="layout" svg:x1="0.3cm" svg:y1="0.583cm" svg:x2="16.9cm" svg:y2="0.583cm">
          <text:p/>
        </draw:line>
        <draw:polygon draw:style-name="gr49" draw:text-style-name="P26" draw:layer="layout" svg:width="16.507cm" svg:height="10.029cm" svg:x="0.392cm" svg:y="-9.447cm" svg:viewBox="0 0 16508 10030" draw:points="0,10030 1376,7498 2752,4998 4215,2498 5499,0 6876,2498 8252,4998 9628,7498 11004,4998 12380,7498 13756,7798 15132,7498 16508,10030">
          <text:p/>
        </draw:polygon>
        <draw:frame draw:style-name="gr54" draw:text-style-name="P29" draw:layer="layout" svg:width="16.8cm" svg:height="0.962cm" svg:x="0.2cm" svg:y="0.751cm">
          <draw:text-box>
            <text:p text:style-name="P28"><text:s text:c="3"/>J <text:s text:c="5"/>F <text:s text:c="4"/>M <text:s text:c="3"/>A <text:s text:c="5"/>M <text:s text:c="4"/>J <text:s text:c="4"/>J <text:s text:c="5"/>A <text:s text:c="5"/>S <text:s text:c="5"/>O <text:s text:c="3"/>N <text:s text:c="5"/>D</text:p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4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5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66" draw:text-style-name="P12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8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6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66" draw:text-style-name="P12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</draw:g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path draw:style-name="gr51" draw:text-style-name="P27" draw:layer="layout" svg:width="5.435cm" svg:height="3.818cm" svg:x="3.121cm" svg:y="7.022cm" svg:viewBox="0 0 5436 3819" svg:d="M3653 0c1329 996 1329 996 1329 996l454 2226-2115 597-1494-747-499-1245-1328 166 830-997 332-830 665 664 498-830z">
            <text:p/>
          </draw:path>
          <draw:polygon draw:style-name="gr69" draw:text-style-name="P40" draw:layer="layout" svg:width="3.647cm" svg:height="3.434cm" svg:x="4.058cm" svg:y="5.99cm" svg:viewBox="0 0 3648 3435" draw:points="1044,0 2048,127 3648,435 3025,2136 2848,3435 1448,3133 848,3133 0,2635 0,1635 648,1235">
            <text:p/>
          </draw:polygon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8cm" svg:x2="6.977cm" svg:y2="6.8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5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g>
          <draw:custom-shape draw:style-name="gr38" draw:text-style-name="P1" draw:layer="layout" svg:width="8.303cm" svg:height="8.303cm" svg:x="0.797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8cm" svg:x2="9.1cm" svg:y2="8.018cm">
            <text:p/>
          </draw:line>
          <draw:line draw:style-name="gr42" draw:text-style-name="P15" draw:layer="layout" svg:x1="4.948cm" svg:y1="4.033cm" svg:x2="4.948cm" svg:y2="12.336cm">
            <text:p/>
          </draw:line>
          <draw:line draw:style-name="gr43" draw:text-style-name="P15" draw:layer="layout" svg:x1="1.353cm" svg:y1="10.117cm" svg:x2="8.544cm" svg:y2="5.965cm">
            <text:p/>
          </draw:line>
          <draw:line draw:style-name="gr43" draw:text-style-name="P15" draw:layer="layout" svg:x1="2.872cm" svg:y1="4.589cm" svg:x2="7.024cm" svg:y2="11.78cm">
            <text:p/>
          </draw:line>
          <draw:line draw:style-name="gr43" draw:text-style-name="P15" draw:layer="layout" svg:x1="2.825cm" svg:y1="11.68cm" svg:x2="6.977cm" svg:y2="4.489cm">
            <text:p/>
          </draw:line>
          <draw:line draw:style-name="gr43" draw:text-style-name="P15" draw:layer="layout" svg:x1="1.367cm" svg:y1="6.092cm" svg:x2="8.558cm" svg:y2="10.244cm">
            <text:p/>
          </draw:line>
          <draw:frame draw:style-name="gr44" draw:text-style-name="P25" draw:layer="layout" svg:width="1.163cm" svg:height="0.962cm" svg:x="5.612cm" svg:y="3.4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2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8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3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1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2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3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5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79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3cm">
            <draw:text-box>
              <text:p text:style-name="P24">D</text:p>
            </draw:text-box>
          </draw:frame>
          <draw:line draw:style-name="gr50" draw:text-style-name="P15" draw:layer="layout" svg:x1="4.996cm" svg:y1="4.033cm" svg:x2="4.996cm" svg:y2="8.018cm">
            <text:p/>
          </draw:line>
          <draw:line draw:style-name="gr67" draw:text-style-name="P15" draw:layer="layout" svg:x1="4.948cm" svg:y1="8.101cm" svg:x2="7.937cm" svg:y2="10.426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8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8cm" svg:x2="6.977cm" svg:y2="6.8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5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g>
          <draw:line draw:style-name="gr35" draw:text-style-name="P15" draw:layer="layout" svg:x1="7.5cm" svg:y1="4.252cm" svg:x2="11.9cm" svg:y2="4.209cm">
            <text:p/>
          </draw:line>
          <draw:frame draw:style-name="gr21" draw:text-style-name="P14" draw:layer="layout" svg:width="5.4cm" svg:height="2.495cm" svg:x="6.7cm" svg:y="3.2cm">
            <draw:text-box>
              <text:p text:style-name="P13">Phase</text:p>
            </draw:text-box>
          </draw:frame>
          <draw:line draw:style-name="gr35" draw:text-style-name="P15" draw:layer="layout" svg:x1="7.45cm" svg:y1="12.903cm" svg:x2="11.85cm" svg:y2="12.86cm">
            <text:p/>
          </draw:line>
          <draw:frame draw:style-name="gr21" draw:text-style-name="P14" draw:layer="layout" svg:width="7.05cm" svg:height="2.495cm" svg:x="5.9cm" svg:y="12.751cm">
            <draw:text-box>
              <text:p text:style-name="P13">Concentration</text:p>
            </draw:text-box>
          </draw:frame>
          <draw:frame draw:style-name="gr72" draw:text-style-name="P8" draw:layer="layout" svg:width="5.191cm" svg:height="7.646cm" svg:x="11.549cm" svg:y="0cm">
            <draw:image xlink:href="Pictures/10000200000004220000031A377C6A99.png" xlink:type="simple" xlink:show="embed" xlink:actuate="onLoad">
              <text:p/>
            </draw:image>
          </draw:frame>
          <draw:frame draw:style-name="gr73" draw:text-style-name="P8" draw:layer="layout" svg:width="5.191cm" svg:height="7.645cm" svg:x="15.608cm" svg:y="0cm">
            <draw:image xlink:href="Pictures/10000200000004220000031AFA7A9105.png" xlink:type="simple" xlink:show="embed" xlink:actuate="onLoad">
              <text:p/>
            </draw:image>
          </draw:frame>
          <draw:frame draw:style-name="gr74" draw:text-style-name="P8" draw:layer="layout" svg:width="5.191cm" svg:height="7.645cm" svg:x="11.549cm" svg:y="7.164cm">
            <draw:image xlink:href="Pictures/10000200000004220000031A51C99C38.png" xlink:type="simple" xlink:show="embed" xlink:actuate="onLoad">
              <text:p/>
            </draw:image>
          </draw:frame>
          <draw:frame draw:style-name="gr75" draw:text-style-name="P8" draw:layer="layout" svg:width="5.381cm" svg:height="7.646cm" svg:x="15.419cm" svg:y="7.116cm">
            <draw:image xlink:href="Pictures/10000200000004220000031AB95AB83C.png" xlink:type="simple" xlink:show="embed" xlink:actuate="onLoad">
              <text:p/>
            </draw:image>
          </draw:frame>
          <draw:line draw:style-name="gr35" draw:text-style-name="P15" draw:layer="layout" svg:x1="20.976cm" svg:y1="12.664cm" svg:x2="25.376cm" svg:y2="12.621cm">
            <text:p/>
          </draw:line>
          <draw:frame draw:style-name="gr21" draw:text-style-name="P23" draw:layer="layout" svg:width="5.4cm" svg:height="2.495cm" svg:x="20.2cm" svg:y="12.801cm">
            <draw:text-box>
              <text:p text:style-name="P22">NME</text:p>
            </draw:text-box>
          </draw:frame>
          <draw:frame draw:style-name="gr27" draw:text-style-name="P17" draw:layer="layout" svg:width="3.6cm" svg:height="1.5cm" svg:x="25.6cm" svg:y="12cm">
            <draw:text-box>
              <text:p text:style-name="P16">0.17</text:p>
            </draw:text-box>
          </draw:frame>
          <draw:custom-shape draw:style-name="gr38" draw:text-style-name="P1" draw:layer="layout" svg:width="8.303cm" svg:height="8.303cm" svg:x="0.797cm" svg:y="4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9cm" svg:x2="9.1cm" svg:y2="8.019cm">
            <text:p/>
          </draw:line>
          <draw:line draw:style-name="gr42" draw:text-style-name="P15" draw:layer="layout" svg:x1="4.948cm" svg:y1="4.034cm" svg:x2="4.948cm" svg:y2="12.337cm">
            <text:p/>
          </draw:line>
          <draw:line draw:style-name="gr43" draw:text-style-name="P15" draw:layer="layout" svg:x1="1.353cm" svg:y1="10.118cm" svg:x2="8.544cm" svg:y2="5.966cm">
            <text:p/>
          </draw:line>
          <draw:line draw:style-name="gr43" draw:text-style-name="P15" draw:layer="layout" svg:x1="2.872cm" svg:y1="4.59cm" svg:x2="7.024cm" svg:y2="11.781cm">
            <text:p/>
          </draw:line>
          <draw:line draw:style-name="gr43" draw:text-style-name="P15" draw:layer="layout" svg:x1="2.825cm" svg:y1="11.681cm" svg:x2="6.977cm" svg:y2="4.49cm">
            <text:p/>
          </draw:line>
          <draw:line draw:style-name="gr43" draw:text-style-name="P15" draw:layer="layout" svg:x1="1.367cm" svg:y1="6.093cm" svg:x2="8.558cm" svg:y2="10.245cm">
            <text:p/>
          </draw:line>
          <draw:frame draw:style-name="gr44" draw:text-style-name="P25" draw:layer="layout" svg:width="1.163cm" svg:height="0.962cm" svg:x="5.612cm" svg:y="3.401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3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9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1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4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2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1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3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4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6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8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4cm">
            <draw:text-box>
              <text:p text:style-name="P24">D</text:p>
            </draw:text-box>
          </draw:frame>
          <draw:line draw:style-name="gr50" draw:text-style-name="P15" draw:layer="layout" svg:x1="4.996cm" svg:y1="4.034cm" svg:x2="4.996cm" svg:y2="8.019cm">
            <text:p/>
          </draw:line>
          <draw:line draw:style-name="gr67" draw:text-style-name="P15" draw:layer="layout" svg:x1="4.948cm" svg:y1="8.102cm" svg:x2="7.937cm" svg:y2="10.427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9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9cm" svg:x2="6.977cm" svg:y2="6.801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6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26" draw:text-style-name="P14" draw:layer="layout" svg:width="4.934cm" svg:height="1.373cm" svg:x="11.553cm" svg:y="14.391cm">
            <draw:text-box>
              <text:p text:style-name="P13">Observed</text:p>
            </draw:text-box>
          </draw:frame>
          <draw:frame draw:style-name="gr26" draw:text-style-name="P14" draw:layer="layout" svg:width="4.934cm" svg:height="1.373cm" svg:x="16.545cm" svg:y="14.391cm">
            <draw:text-box>
              <text:p text:style-name="P13">Simulated</text:p>
            </draw:text-box>
          </draw:frame>
          <draw:custom-shape draw:style-name="gr76" draw:text-style-name="P42" draw:layer="layout" svg:width="1.2cm" svg:height="1.2cm" svg:x="22.2cm" svg:y="0.9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3" draw:layer="layout" svg:width="1.2cm" svg:height="1.2cm" svg:x="22.2cm" svg:y="2.1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44" draw:layer="layout" svg:width="1.2cm" svg:height="1.2cm" svg:x="22.2cm" svg:y="4.5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45" draw:layer="layout" svg:width="1.2cm" svg:height="1.2cm" svg:x="22.2cm" svg:y="3.3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47" draw:layer="layout" svg:width="7.05cm" svg:height="2.495cm" svg:x="23.4cm" svg:y="0.9cm">
            <draw:text-box>
              <text:p text:style-name="P46">Winter</text:p>
            </draw:text-box>
          </draw:frame>
          <draw:frame draw:style-name="gr21" draw:text-style-name="P47" draw:layer="layout" svg:width="7.05cm" svg:height="2.495cm" svg:x="23.4cm" svg:y="2.101cm">
            <draw:text-box>
              <text:p text:style-name="P46">Spring</text:p>
            </draw:text-box>
          </draw:frame>
          <draw:frame draw:style-name="gr21" draw:text-style-name="P49" draw:layer="layout" svg:width="7.05cm" svg:height="2.495cm" svg:x="23.4cm" svg:y="4.502cm">
            <draw:text-box>
              <text:p text:style-name="P48">Autumn</text:p>
            </draw:text-box>
          </draw:frame>
          <draw:frame draw:style-name="gr21" draw:text-style-name="P47" draw:layer="layout" svg:width="7.05cm" svg:height="2.495cm" svg:x="23.4cm" svg:y="3.303cm">
            <draw:text-box>
              <text:p text:style-name="P46">Summer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g>
          <draw:line draw:style-name="gr35" draw:text-style-name="P15" draw:layer="layout" svg:x1="7.5cm" svg:y1="4.252cm" svg:x2="11.9cm" svg:y2="4.209cm">
            <text:p/>
          </draw:line>
          <draw:frame draw:style-name="gr21" draw:text-style-name="P14" draw:layer="layout" svg:width="5.4cm" svg:height="2.495cm" svg:x="6.7cm" svg:y="3.2cm">
            <draw:text-box>
              <text:p text:style-name="P13"><text:span text:style-name="T1">Phase</text:span></text:p>
            </draw:text-box>
          </draw:frame>
          <draw:line draw:style-name="gr35" draw:text-style-name="P15" draw:layer="layout" svg:x1="7.45cm" svg:y1="12.903cm" svg:x2="11.85cm" svg:y2="12.86cm">
            <text:p/>
          </draw:line>
          <draw:frame draw:style-name="gr21" draw:text-style-name="P14" draw:layer="layout" svg:width="7.05cm" svg:height="2.495cm" svg:x="5.9cm" svg:y="12.751cm">
            <draw:text-box>
              <text:p text:style-name="P13"><text:span text:style-name="T1">Concentration</text:span></text:p>
            </draw:text-box>
          </draw:frame>
          <draw:frame draw:style-name="gr72" draw:text-style-name="P8" draw:layer="layout" svg:width="5.191cm" svg:height="7.646cm" svg:x="11.549cm" svg:y="0cm">
            <draw:image xlink:href="Pictures/10000200000004220000031A377C6A99.png" xlink:type="simple" xlink:show="embed" xlink:actuate="onLoad">
              <text:p/>
            </draw:image>
          </draw:frame>
          <draw:frame draw:style-name="gr73" draw:text-style-name="P8" draw:layer="layout" svg:width="5.191cm" svg:height="7.645cm" svg:x="15.608cm" svg:y="0cm">
            <draw:image xlink:href="Pictures/10000200000004220000031AFA7A9105.png" xlink:type="simple" xlink:show="embed" xlink:actuate="onLoad">
              <text:p/>
            </draw:image>
          </draw:frame>
          <draw:frame draw:style-name="gr74" draw:text-style-name="P8" draw:layer="layout" svg:width="5.191cm" svg:height="7.645cm" svg:x="11.549cm" svg:y="7.164cm">
            <draw:image xlink:href="Pictures/10000200000004220000031A51C99C38.png" xlink:type="simple" xlink:show="embed" xlink:actuate="onLoad">
              <text:p/>
            </draw:image>
          </draw:frame>
          <draw:frame draw:style-name="gr75" draw:text-style-name="P8" draw:layer="layout" svg:width="5.381cm" svg:height="7.646cm" svg:x="15.419cm" svg:y="7.116cm">
            <draw:image xlink:href="Pictures/10000200000004220000031AB95AB83C.png" xlink:type="simple" xlink:show="embed" xlink:actuate="onLoad">
              <text:p/>
            </draw:image>
          </draw:frame>
          <draw:line draw:style-name="gr35" draw:text-style-name="P15" draw:layer="layout" svg:x1="20.826cm" svg:y1="3.013cm" svg:x2="25.226cm" svg:y2="2.97cm">
            <text:p/>
          </draw:line>
          <draw:line draw:style-name="gr35" draw:text-style-name="P15" draw:layer="layout" svg:x1="20.976cm" svg:y1="12.664cm" svg:x2="25.376cm" svg:y2="12.621cm">
            <text:p/>
          </draw:line>
          <draw:frame draw:style-name="gr80" draw:text-style-name="P14" draw:layer="layout" svg:width="6.3cm" svg:height="4.739cm" svg:x="19.7cm" svg:y="1.8cm">
            <draw:text-box>
              <text:p text:style-name="P13"><text:span text:style-name="T1">Mean Phase</text:span><text:span text:style-name="T1"><text:line-break/></text:span><text:span text:style-name="T1">Difference (MPD)</text:span></text:p>
            </draw:text-box>
          </draw:frame>
          <draw:frame draw:style-name="gr21" draw:text-style-name="P23" draw:layer="layout" svg:width="5.4cm" svg:height="2.495cm" svg:x="20.2cm" svg:y="12.801cm">
            <draw:text-box>
              <text:p text:style-name="P22"><text:span text:style-name="T2">NME</text:span></text:p>
            </draw:text-box>
          </draw:frame>
          <draw:frame draw:style-name="gr27" draw:text-style-name="P17" draw:layer="layout" svg:width="3.6cm" svg:height="1.5cm" svg:x="25.6cm" svg:y="2.4cm">
            <draw:text-box>
              <text:p text:style-name="P16"><text:span text:style-name="T1">0.23</text:span></text:p>
            </draw:text-box>
          </draw:frame>
          <draw:frame draw:style-name="gr27" draw:text-style-name="P17" draw:layer="layout" svg:width="3.6cm" svg:height="1.5cm" svg:x="25.6cm" svg:y="12cm">
            <draw:text-box>
              <text:p text:style-name="P16"><text:span text:style-name="T1">0.17</text:span></text:p>
            </draw:text-box>
          </draw:frame>
          <draw:custom-shape draw:style-name="gr38" draw:text-style-name="P1" draw:layer="layout" svg:width="8.303cm" svg:height="8.303cm" svg:x="0.797cm" svg:y="4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6.227cm" svg:height="6.227cm" svg:x="1.876cm" svg:y="4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4.152cm" svg:height="4.152cm" svg:x="2.872cm" svg:y="5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2.075cm" svg:height="2.076cm" svg:x="3.952cm" svg:y="7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5" draw:layer="layout" svg:x1="0.797cm" svg:y1="8.019cm" svg:x2="9.1cm" svg:y2="8.019cm">
            <text:p/>
          </draw:line>
          <draw:line draw:style-name="gr42" draw:text-style-name="P15" draw:layer="layout" svg:x1="4.948cm" svg:y1="4.034cm" svg:x2="4.948cm" svg:y2="12.337cm">
            <text:p/>
          </draw:line>
          <draw:line draw:style-name="gr43" draw:text-style-name="P15" draw:layer="layout" svg:x1="1.353cm" svg:y1="10.118cm" svg:x2="8.544cm" svg:y2="5.966cm">
            <text:p/>
          </draw:line>
          <draw:line draw:style-name="gr43" draw:text-style-name="P15" draw:layer="layout" svg:x1="2.872cm" svg:y1="4.59cm" svg:x2="7.024cm" svg:y2="11.781cm">
            <text:p/>
          </draw:line>
          <draw:line draw:style-name="gr43" draw:text-style-name="P15" draw:layer="layout" svg:x1="2.825cm" svg:y1="11.681cm" svg:x2="6.977cm" svg:y2="4.49cm">
            <text:p/>
          </draw:line>
          <draw:line draw:style-name="gr43" draw:text-style-name="P15" draw:layer="layout" svg:x1="1.367cm" svg:y1="6.093cm" svg:x2="8.558cm" svg:y2="10.245cm">
            <text:p/>
          </draw:line>
          <draw:frame draw:style-name="gr44" draw:text-style-name="P25" draw:layer="layout" svg:width="1.163cm" svg:height="0.962cm" svg:x="5.612cm" svg:y="3.401cm">
            <draw:text-box>
              <text:p text:style-name="P24">J</text:p>
            </draw:text-box>
          </draw:frame>
          <draw:frame draw:style-name="gr44" draw:text-style-name="P25" draw:layer="layout" svg:width="1.163cm" svg:height="0.962cm" svg:x="7.605cm" svg:y="4.563cm">
            <draw:text-box>
              <text:p text:style-name="P24">F</text:p>
            </draw:text-box>
          </draw:frame>
          <draw:frame draw:style-name="gr45" draw:text-style-name="P25" draw:layer="layout" svg:width="1.162cm" svg:height="0.962cm" svg:x="8.768cm" svg:y="6.359cm">
            <draw:text-box>
              <text:p text:style-name="P24">M</text:p>
            </draw:text-box>
          </draw:frame>
          <draw:frame draw:style-name="gr44" draw:text-style-name="P25" draw:layer="layout" svg:width="1.162cm" svg:height="0.962cm" svg:x="8.934cm" svg:y="8.881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7.771cm" svg:y="10.874cm">
            <draw:text-box>
              <text:p text:style-name="P24">M</text:p>
            </draw:text-box>
          </draw:frame>
          <draw:frame draw:style-name="gr44" draw:text-style-name="P25" draw:layer="layout" svg:width="1.163cm" svg:height="0.962cm" svg:x="5.529cm" svg:y="12.202cm">
            <draw:text-box>
              <text:p text:style-name="P24">J</text:p>
            </draw:text-box>
          </draw:frame>
          <draw:frame draw:style-name="gr45" draw:text-style-name="P25" draw:layer="layout" svg:width="1.163cm" svg:height="0.962cm" svg:x="3.121cm" svg:y="12.171cm">
            <draw:text-box>
              <text:p text:style-name="P24">J</text:p>
            </draw:text-box>
          </draw:frame>
          <draw:frame draw:style-name="gr44" draw:text-style-name="P25" draw:layer="layout" svg:width="1.162cm" svg:height="0.962cm" svg:x="1.295cm" svg:y="11.123cm">
            <draw:text-box>
              <text:p text:style-name="P24">A</text:p>
            </draw:text-box>
          </draw:frame>
          <draw:frame draw:style-name="gr44" draw:text-style-name="P25" draw:layer="layout" svg:width="1.163cm" svg:height="0.962cm" svg:x="-0.2cm" svg:y="8.964cm">
            <draw:text-box>
              <text:p text:style-name="P24">S</text:p>
            </draw:text-box>
          </draw:frame>
          <draw:frame draw:style-name="gr44" draw:text-style-name="P25" draw:layer="layout" svg:width="1.163cm" svg:height="0.962cm" svg:x="-0.2cm" svg:y="6.556cm">
            <draw:text-box>
              <text:p text:style-name="P24">O</text:p>
            </draw:text-box>
          </draw:frame>
          <draw:frame draw:style-name="gr44" draw:text-style-name="P25" draw:layer="layout" svg:width="1.162cm" svg:height="0.962cm" svg:x="1.295cm" svg:y="4.48cm">
            <draw:text-box>
              <text:p text:style-name="P24">N</text:p>
            </draw:text-box>
          </draw:frame>
          <draw:frame draw:style-name="gr44" draw:text-style-name="P25" draw:layer="layout" svg:width="1.163cm" svg:height="0.962cm" svg:x="3.038cm" svg:y="3.484cm">
            <draw:text-box>
              <text:p text:style-name="P24">D</text:p>
            </draw:text-box>
          </draw:frame>
          <draw:line draw:style-name="gr50" draw:text-style-name="P15" draw:layer="layout" svg:x1="4.996cm" svg:y1="4.034cm" svg:x2="4.996cm" svg:y2="8.019cm">
            <text:p/>
          </draw:line>
          <draw:line draw:style-name="gr67" draw:text-style-name="P15" draw:layer="layout" svg:x1="4.948cm" svg:y1="8.102cm" svg:x2="7.937cm" svg:y2="10.427cm">
            <text:p/>
          </draw:line>
          <draw:custom-shape draw:style-name="gr68" draw:text-style-name="P39" draw:layer="layout" svg:width="2.559cm" svg:height="2.639cm" draw:transform="skewX (0.00907571211037057) rotate (-1.08699105814207) translate (5.483cm 6.369cm)">
            <text:p/>
            <draw:enhanced-geometry svg:viewBox="0 0 21600 21600" draw:type="block-arc" draw:modifiers="-152.104544371168 9897.2246717588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70" draw:text-style-name="P15" draw:layer="layout" svg:x1="4.948cm" svg:y1="8.019cm" svg:x2="6.977cm" svg:y2="6.801cm">
            <text:p/>
          </draw:line>
          <draw:custom-shape draw:style-name="gr71" draw:text-style-name="P41" draw:layer="layout" svg:width="1.337cm" svg:height="1.277cm" draw:transform="skewX (0.00907571211037043) rotate (-0.523598775598299) translate (4.801cm 7.036cm)">
            <text:p/>
            <draw:enhanced-geometry svg:viewBox="0 0 21600 21600" draw:type="block-arc" draw:modifiers="-126.211915292795 8525.72355740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26" draw:text-style-name="P14" draw:layer="layout" svg:width="4.934cm" svg:height="1.373cm" svg:x="11.553cm" svg:y="14.391cm">
            <draw:text-box>
              <text:p text:style-name="P13"><text:span text:style-name="T1">Observed</text:span></text:p>
            </draw:text-box>
          </draw:frame>
          <draw:frame draw:style-name="gr26" draw:text-style-name="P14" draw:layer="layout" svg:width="4.934cm" svg:height="1.373cm" svg:x="16.545cm" svg:y="14.391cm">
            <draw:text-box>
              <text:p text:style-name="P13"><text:span text:style-name="T1">Simulated</text:span>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draw:custom-shape draw:style-name="gr81" draw:text-style-name="P50" draw:layer="layout" svg:width="4.453cm" svg:height="1.4cm" svg:x="7.213cm" svg:y="8.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2" draw:text-style-name="P51" draw:layer="layout" svg:width="4.453cm" svg:height="1.4cm" svg:x="8.326cm" svg:y="6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3" draw:text-style-name="P52" draw:layer="layout" svg:width="4.453cm" svg:height="1.4cm" svg:x="6.1cm" svg:y="9.6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36" draw:layer="layout" svg:width="4.452cm" svg:height="1.4cm" svg:x="10.553cm" svg:y="8.199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53" draw:layer="layout" svg:width="4.453cm" svg:height="1.4cm" svg:x="11.666cm" svg:y="6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54" draw:layer="layout" svg:width="4.452cm" svg:height="1.4cm" svg:x="9.44cm" svg:y="9.6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3.893cm" svg:y="8.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8" draw:text-style-name="P53" draw:layer="layout" svg:width="4.452cm" svg:height="1.4cm" svg:x="15.007cm" svg:y="6.8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2.78cm" svg:y="9.6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7.234cm" svg:y="8.2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50" draw:layer="layout" svg:width="4.453cm" svg:height="1.4cm" svg:x="18.347cm" svg:y="6.80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54" draw:layer="layout" svg:width="4.453cm" svg:height="1.4cm" svg:x="16.121cm" svg:y="9.60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" draw:text-style-name="P14" draw:layer="layout" svg:width="6.204cm" svg:height="2.495cm" draw:transform="rotate (0.89552843919829) translate (19.436cm 11.003cm)">
          <draw:text-box>
            <text:p text:style-name="P13"><text:span text:style-name="T1">Tree Cov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8" draw:text-style-name="P8" draw:layer="layout" svg:width="13.335cm" svg:height="5.626cm" svg:x="6.101cm" svg:y="11.074cm">
          <draw:image xlink:href="Pictures/1000020100001388000008B371E4A45A.png" xlink:type="simple" xlink:show="embed" xlink:actuate="onLoad">
            <text:p/>
          </draw:image>
        </draw:frame>
        <draw:g>
          <draw:custom-shape draw:style-name="gr89" draw:text-style-name="P55" draw:layer="layout" svg:width="4.453cm" svg:height="1.4cm" svg:x="7.213cm" svg:y="11.9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0" draw:text-style-name="P56" draw:layer="layout" svg:width="4.453cm" svg:height="1.4cm" svg:x="8.326cm" svg:y="10.5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1" draw:text-style-name="P57" draw:layer="layout" svg:width="4.453cm" svg:height="1.4cm" svg:x="6.1cm" svg:y="13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2" draw:text-style-name="P58" draw:layer="layout" svg:width="4.452cm" svg:height="1.4cm" svg:x="10.553cm" svg:y="11.9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59" draw:layer="layout" svg:width="4.453cm" svg:height="1.4cm" svg:x="11.666cm" svg:y="10.5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4" draw:text-style-name="P60" draw:layer="layout" svg:width="4.452cm" svg:height="1.4cm" svg:x="9.44cm" svg:y="13.3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3.893cm" svg:y="11.9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6" draw:text-style-name="P59" draw:layer="layout" svg:width="4.452cm" svg:height="1.4cm" svg:x="15.007cm" svg:y="10.5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2.78cm" svg:y="13.3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7.234cm" svg:y="11.90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9" draw:text-style-name="P55" draw:layer="layout" svg:width="4.453cm" svg:height="1.4cm" svg:x="18.347cm" svg:y="10.5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5" draw:text-style-name="P60" draw:layer="layout" svg:width="4.453cm" svg:height="1.4cm" svg:x="16.121cm" svg:y="13.3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50" draw:layer="layout" svg:width="4.453cm" svg:height="1.4cm" svg:x="7.213cm" svg:y="8.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2" draw:text-style-name="P51" draw:layer="layout" svg:width="4.453cm" svg:height="1.4cm" svg:x="8.326cm" svg:y="6.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3" draw:text-style-name="P52" draw:layer="layout" svg:width="4.453cm" svg:height="1.4cm" svg:x="6.1cm" svg:y="9.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4" draw:text-style-name="P36" draw:layer="layout" svg:width="4.452cm" svg:height="1.4cm" svg:x="10.553cm" svg:y="8.199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5" draw:text-style-name="P53" draw:layer="layout" svg:width="4.453cm" svg:height="1.4cm" svg:x="11.666cm" svg:y="6.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6" draw:text-style-name="P54" draw:layer="layout" svg:width="4.452cm" svg:height="1.4cm" svg:x="9.44cm" svg:y="9.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3.893cm" svg:y="8.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8" draw:text-style-name="P53" draw:layer="layout" svg:width="4.452cm" svg:height="1.4cm" svg:x="15.007cm" svg:y="6.8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2.78cm" svg:y="9.6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7.234cm" svg:y="8.20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50" draw:layer="layout" svg:width="4.453cm" svg:height="1.4cm" svg:x="18.347cm" svg:y="6.8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7" draw:text-style-name="P54" draw:layer="layout" svg:width="4.453cm" svg:height="1.4cm" svg:x="16.121cm" svg:y="9.602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4" draw:layer="layout" svg:width="6.204cm" svg:height="2.495cm" draw:transform="rotate (0.89552843919829) translate (19.436cm 11.003cm)">
          <draw:text-box>
            <text:p text:style-name="P13"><text:span text:style-name="T1">Tree Cover</text:span></text:p>
          </draw:text-box>
        </draw:frame>
        <draw:frame draw:style-name="gr21" draw:text-style-name="P14" draw:layer="layout" svg:width="6.204cm" svg:height="2.495cm" draw:transform="rotate (0.89552843919829) translate (19.436cm 14.703cm)">
          <draw:text-box>
            <text:p text:style-name="P13"><text:span text:style-name="T1">Grass Cov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g>
          <draw:custom-shape draw:style-name="gr97" draw:text-style-name="P55" draw:layer="layout" svg:width="2.324cm" svg:height="0.731cm" svg:x="1.281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8" draw:text-style-name="P56" draw:layer="layout" svg:width="2.325cm" svg:height="0.731cm" svg:x="1.862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9" draw:text-style-name="P57" draw:layer="layout" svg:width="2.325cm" svg:height="0.731cm" svg:x="0.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0" draw:text-style-name="P58" draw:layer="layout" svg:width="2.324cm" svg:height="0.731cm" svg:x="3.025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1" draw:text-style-name="P59" draw:layer="layout" svg:width="2.325cm" svg:height="0.731cm" svg:x="3.605cm" svg:y="5.2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2" draw:text-style-name="P60" draw:layer="layout" svg:width="2.324cm" svg:height="0.731cm" svg:x="2.443cm" svg:y="6.6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768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59" draw:layer="layout" svg:width="2.324cm" svg:height="0.731cm" svg:x="5.35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18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2" draw:text-style-name="P60" draw:layer="layout" svg:width="2.324cm" svg:height="0.731cm" svg:x="6.513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55" draw:layer="layout" svg:width="2.325cm" svg:height="0.732cm" svg:x="7.093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6" draw:text-style-name="P60" draw:layer="layout" svg:width="2.325cm" svg:height="0.732cm" svg:x="5.931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7" draw:text-style-name="P50" draw:layer="layout" svg:width="2.324cm" svg:height="0.731cm" svg:x="1.281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8" draw:text-style-name="P51" draw:layer="layout" svg:width="2.325cm" svg:height="0.731cm" svg:x="1.862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9" draw:text-style-name="P52" draw:layer="layout" svg:width="2.325cm" svg:height="0.73cm" svg:x="0.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36" draw:layer="layout" svg:width="2.324cm" svg:height="0.73cm" svg:x="3.025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1" draw:text-style-name="P53" draw:layer="layout" svg:width="2.325cm" svg:height="0.731cm" svg:x="3.605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2" draw:text-style-name="P54" draw:layer="layout" svg:width="2.324cm" svg:height="0.73cm" svg:x="2.443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768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53" draw:layer="layout" svg:width="2.324cm" svg:height="0.73cm" svg:x="5.35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18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5" draw:text-style-name="P54" draw:layer="layout" svg:width="2.324cm" svg:height="0.731cm" svg:x="6.513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7.093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5.931cm" svg:y="4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97" draw:text-style-name="P55" draw:layer="layout" svg:width="2.324cm" svg:height="0.731cm" svg:x="0.681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55" draw:layer="layout" svg:width="2.325cm" svg:height="0.731cm" svg:x="1.262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9" draw:text-style-name="P58" draw:layer="layout" svg:width="2.325cm" svg:height="0.731cm" svg:x="0.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0" draw:text-style-name="P56" draw:layer="layout" svg:width="2.324cm" svg:height="0.731cm" svg:x="2.425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8" draw:text-style-name="P55" draw:layer="layout" svg:width="2.325cm" svg:height="0.731cm" svg:x="3.005cm" svg:y="11.6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1.843cm" svg:y="13.0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4.168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1" draw:text-style-name="P57" draw:layer="layout" svg:width="2.324cm" svg:height="0.731cm" svg:x="4.75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3.587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0" draw:text-style-name="P58" draw:layer="layout" svg:width="2.324cm" svg:height="0.731cm" svg:x="5.913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55" draw:layer="layout" svg:width="2.325cm" svg:height="0.732cm" svg:x="6.493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6" draw:text-style-name="P60" draw:layer="layout" svg:width="2.325cm" svg:height="0.732cm" svg:x="5.33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7" draw:text-style-name="P50" draw:layer="layout" svg:width="2.324cm" svg:height="0.731cm" svg:x="0.681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1.262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2" draw:text-style-name="P53" draw:layer="layout" svg:width="2.325cm" svg:height="0.73cm" svg:x="0.1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3" draw:text-style-name="P51" draw:layer="layout" svg:width="2.324cm" svg:height="0.73cm" svg:x="2.425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3.005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1.843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4.168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4" draw:text-style-name="P53" draw:layer="layout" svg:width="2.324cm" svg:height="0.73cm" svg:x="4.75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3" draw:text-style-name="P54" draw:layer="layout" svg:width="2.325cm" svg:height="0.731cm" svg:x="3.587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4" draw:text-style-name="P53" draw:layer="layout" svg:width="2.324cm" svg:height="0.731cm" svg:x="5.913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6" draw:text-style-name="P50" draw:layer="layout" svg:width="2.325cm" svg:height="0.731cm" svg:x="6.493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7" draw:text-style-name="P54" draw:layer="layout" svg:width="2.325cm" svg:height="0.73cm" svg:x="5.331cm" svg:y="11.1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5" draw:text-style-name="P61" draw:layer="layout" svg:width="2.324cm" svg:height="0.731cm" svg:x="12.463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1" draw:text-style-name="P59" draw:layer="layout" svg:width="2.325cm" svg:height="0.731cm" svg:x="13.044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60" draw:layer="layout" svg:width="2.325cm" svg:height="0.731cm" svg:x="11.882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1" draw:text-style-name="P57" draw:layer="layout" svg:width="2.324cm" svg:height="0.731cm" svg:x="14.207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9" draw:text-style-name="P57" draw:layer="layout" svg:width="2.325cm" svg:height="0.731cm" svg:x="14.787cm" svg:y="8.0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3.625cm" svg:y="9.4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5.95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5" draw:text-style-name="P61" draw:layer="layout" svg:width="2.324cm" svg:height="0.731cm" svg:x="16.532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6" draw:text-style-name="P61" draw:layer="layout" svg:width="2.325cm" svg:height="0.731cm" svg:x="15.369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59" draw:layer="layout" svg:width="2.324cm" svg:height="0.731cm" svg:x="17.695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7" draw:text-style-name="P61" draw:layer="layout" svg:width="2.325cm" svg:height="0.732cm" svg:x="18.275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7" draw:text-style-name="P61" draw:layer="layout" svg:width="2.325cm" svg:height="0.732cm" svg:x="17.113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8" draw:text-style-name="P62" draw:layer="layout" svg:width="2.324cm" svg:height="0.731cm" svg:x="12.463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9" draw:text-style-name="P52" draw:layer="layout" svg:width="2.325cm" svg:height="0.731cm" svg:x="13.044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2" draw:text-style-name="P53" draw:layer="layout" svg:width="2.325cm" svg:height="0.73cm" svg:x="11.882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36" draw:layer="layout" svg:width="2.324cm" svg:height="0.73cm" svg:x="14.207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0" draw:text-style-name="P36" draw:layer="layout" svg:width="2.325cm" svg:height="0.731cm" svg:x="14.787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1" draw:text-style-name="P62" draw:layer="layout" svg:width="2.325cm" svg:height="0.73cm" svg:x="13.625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5.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3" draw:text-style-name="P62" draw:layer="layout" svg:width="2.324cm" svg:height="0.73cm" svg:x="16.532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5.369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4" draw:text-style-name="P52" draw:layer="layout" svg:width="2.324cm" svg:height="0.731cm" svg:x="17.6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2" draw:text-style-name="P62" draw:layer="layout" svg:width="2.325cm" svg:height="0.731cm" svg:x="18.275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1" draw:text-style-name="P62" draw:layer="layout" svg:width="2.325cm" svg:height="0.73cm" svg:x="17.113cm" svg:y="7.5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64" draw:layer="layout" svg:width="4.437cm" svg:height="2.027cm" svg:x="20.419cm" svg:y="7.441cm">
          <draw:text-box>
            <text:p text:style-name="P63"><text:span text:style-name="T1">Sum <text:s text:c="5"/></text:span></text:p>
          </draw:text-box>
        </draw:frame>
        <draw:frame draw:style-name="gr21" draw:text-style-name="P17" draw:layer="layout" svg:width="3.958cm" svg:height="2.495cm" svg:x="25.242cm" svg:y="7.441cm">
          <draw:text-box>
            <text:p text:style-name="P16"><text:span text:style-name="T1">= 0.21</text:span></text:p>
          </draw:text-box>
        </draw:frame>
        <draw:frame draw:style-name="gr24" draw:text-style-name="P14" draw:layer="layout" svg:width="2.192cm" svg:height="2.495cm" svg:x="23.3cm" svg:y="7.1cm">
          <draw:text-box>
            <text:p text:style-name="P13"><text:span text:style-name="T1">2.5</text:span></text:p>
            <text:p text:style-name="P13"><text:span text:style-name="T1"><text:s/></text:span><text:span text:style-name="T1">12 </text:span></text:p>
          </draw:text-box>
        </draw:frame>
        <draw:line draw:style-name="gr25" draw:text-style-name="P18" draw:layer="layout" svg:x1="23.746cm" svg:y1="8.192cm" svg:x2="25.081cm" svg:y2="8.192cm">
          <text:p/>
        </draw:line>
        <draw:frame draw:style-name="gr21" draw:text-style-name="P14" draw:layer="layout" svg:width="5.4cm" svg:height="2.495cm" svg:x="6.1cm" svg:y="7.705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6.5cm" svg:y1="8.963cm" svg:x2="12.518cm" svg:y2="8.92cm">
          <text:p/>
        </draw:line>
        <draw:line draw:style-name="gr22" draw:text-style-name="P15" draw:layer="layout" svg:x1="20.5cm" svg:y1="8.7cm" svg:x2="24cm" svg:y2="8.7cm">
          <text:p/>
        </draw:line>
        <draw:frame draw:style-name="gr21" draw:text-style-name="P23" draw:layer="layout" svg:width="6.204cm" svg:height="2.495cm" draw:transform="rotate (0.89552843919829) translate (6.636cm 6.803cm)">
          <draw:text-box>
            <text:p text:style-name="P22"><text:span text:style-name="T2">Tree</text:span></text:p>
          </draw:text-box>
        </draw:frame>
        <draw:frame draw:style-name="gr21" draw:text-style-name="P23" draw:layer="layout" svg:width="6.204cm" svg:height="2.495cm" draw:transform="rotate (0.89552843919829) translate (6.536cm 8.803cm)">
          <draw:text-box>
            <text:p text:style-name="P22"><text:span text:style-name="T2">Grass</text:span></text:p>
          </draw:text-box>
        </draw:frame>
        <draw:frame draw:style-name="gr21" draw:text-style-name="P14" draw:layer="layout" svg:width="5.126cm" svg:height="2.495cm" svg:x="0.074cm" svg:y="13.905cm">
          <draw:text-box>
            <text:p text:style-name="P13"><text:span text:style-name="T1">Observed</text:span></text:p>
          </draw:text-box>
        </draw:frame>
        <draw:frame draw:style-name="gr21" draw:text-style-name="P14" draw:layer="layout" svg:width="5.14cm" svg:height="2.495cm" svg:x="0.613cm" svg:y="7.411cm">
          <draw:text-box>
            <text:p text:style-name="P13"><text:span text:style-name="T1">Simulat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g>
          <draw:custom-shape draw:style-name="gr135" draw:text-style-name="P55" draw:layer="layout" svg:width="2.324cm" svg:height="0.731cm" svg:x="1.381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6" draw:text-style-name="P56" draw:layer="layout" svg:width="2.325cm" svg:height="0.731cm" svg:x="1.962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7" draw:text-style-name="P57" draw:layer="layout" svg:width="2.325cm" svg:height="0.731cm" svg:x="0.8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8" draw:text-style-name="P58" draw:layer="layout" svg:width="2.324cm" svg:height="0.731cm" svg:x="3.125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9" draw:text-style-name="P59" draw:layer="layout" svg:width="2.325cm" svg:height="0.731cm" svg:x="3.705cm" svg:y="5.2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0" draw:text-style-name="P60" draw:layer="layout" svg:width="2.324cm" svg:height="0.731cm" svg:x="2.543cm" svg:y="6.6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868cm" svg:y="5.9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2" draw:text-style-name="P59" draw:layer="layout" svg:width="2.324cm" svg:height="0.731cm" svg:x="5.45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287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0" draw:text-style-name="P60" draw:layer="layout" svg:width="2.324cm" svg:height="0.731cm" svg:x="6.613cm" svg:y="5.9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3" draw:text-style-name="P55" draw:layer="layout" svg:width="2.325cm" svg:height="0.732cm" svg:x="7.193cm" svg:y="5.2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4" draw:text-style-name="P60" draw:layer="layout" svg:width="2.325cm" svg:height="0.732cm" svg:x="6.031cm" svg:y="6.6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5" draw:text-style-name="P50" draw:layer="layout" svg:width="2.324cm" svg:height="0.731cm" svg:x="1.381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6" draw:text-style-name="P51" draw:layer="layout" svg:width="2.325cm" svg:height="0.731cm" svg:x="1.962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7" draw:text-style-name="P52" draw:layer="layout" svg:width="2.325cm" svg:height="0.73cm" svg:x="0.8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8" draw:text-style-name="P36" draw:layer="layout" svg:width="2.324cm" svg:height="0.73cm" svg:x="3.125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9" draw:text-style-name="P53" draw:layer="layout" svg:width="2.325cm" svg:height="0.731cm" svg:x="3.705cm" svg:y="3.2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0" draw:text-style-name="P54" draw:layer="layout" svg:width="2.324cm" svg:height="0.73cm" svg:x="2.543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868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2" draw:text-style-name="P53" draw:layer="layout" svg:width="2.324cm" svg:height="0.73cm" svg:x="5.45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287cm" svg:y="4.7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3" draw:text-style-name="P54" draw:layer="layout" svg:width="2.324cm" svg:height="0.731cm" svg:x="6.613cm" svg:y="4.0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7.193cm" svg:y="3.2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6.031cm" svg:y="4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35" draw:text-style-name="P55" draw:layer="layout" svg:width="2.324cm" svg:height="0.731cm" svg:x="0.781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6" draw:text-style-name="P55" draw:layer="layout" svg:width="2.325cm" svg:height="0.731cm" svg:x="1.362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7" draw:text-style-name="P58" draw:layer="layout" svg:width="2.325cm" svg:height="0.731cm" svg:x="0.2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8" draw:text-style-name="P56" draw:layer="layout" svg:width="2.324cm" svg:height="0.731cm" svg:x="2.525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6" draw:text-style-name="P55" draw:layer="layout" svg:width="2.325cm" svg:height="0.731cm" svg:x="3.105cm" svg:y="11.6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1.943cm" svg:y="13.0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4.268cm" svg:y="12.3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9" draw:text-style-name="P57" draw:layer="layout" svg:width="2.324cm" svg:height="0.731cm" svg:x="4.85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3.687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8" draw:text-style-name="P58" draw:layer="layout" svg:width="2.324cm" svg:height="0.731cm" svg:x="6.013cm" svg:y="12.3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3" draw:text-style-name="P55" draw:layer="layout" svg:width="2.325cm" svg:height="0.732cm" svg:x="6.593cm" svg:y="11.6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4" draw:text-style-name="P60" draw:layer="layout" svg:width="2.325cm" svg:height="0.732cm" svg:x="5.431cm" svg:y="13.0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5" draw:text-style-name="P50" draw:layer="layout" svg:width="2.324cm" svg:height="0.731cm" svg:x="0.781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1.362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0" draw:text-style-name="P53" draw:layer="layout" svg:width="2.325cm" svg:height="0.73cm" svg:x="0.2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1" draw:text-style-name="P51" draw:layer="layout" svg:width="2.324cm" svg:height="0.73cm" svg:x="2.525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3.105cm" svg:y="9.6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1.943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4.268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2" draw:text-style-name="P53" draw:layer="layout" svg:width="2.324cm" svg:height="0.73cm" svg:x="4.85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1" draw:text-style-name="P54" draw:layer="layout" svg:width="2.325cm" svg:height="0.731cm" svg:x="3.687cm" svg:y="11.1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2" draw:text-style-name="P53" draw:layer="layout" svg:width="2.324cm" svg:height="0.731cm" svg:x="6.013cm" svg:y="10.4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4" draw:text-style-name="P50" draw:layer="layout" svg:width="2.325cm" svg:height="0.731cm" svg:x="6.593cm" svg:y="9.6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5" draw:text-style-name="P54" draw:layer="layout" svg:width="2.325cm" svg:height="0.73cm" svg:x="5.431cm" svg:y="11.1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63" draw:text-style-name="P61" draw:layer="layout" svg:width="2.324cm" svg:height="0.731cm" svg:x="12.563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9" draw:text-style-name="P59" draw:layer="layout" svg:width="2.325cm" svg:height="0.731cm" svg:x="13.144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1" draw:text-style-name="P60" draw:layer="layout" svg:width="2.325cm" svg:height="0.731cm" svg:x="11.982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9" draw:text-style-name="P57" draw:layer="layout" svg:width="2.324cm" svg:height="0.731cm" svg:x="14.307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7" draw:text-style-name="P57" draw:layer="layout" svg:width="2.325cm" svg:height="0.731cm" svg:x="14.887cm" svg:y="8.00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3.725cm" svg:y="9.46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6.05cm" svg:y="8.7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3" draw:text-style-name="P61" draw:layer="layout" svg:width="2.324cm" svg:height="0.731cm" svg:x="16.632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4" draw:text-style-name="P61" draw:layer="layout" svg:width="2.325cm" svg:height="0.731cm" svg:x="15.469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2" draw:text-style-name="P59" draw:layer="layout" svg:width="2.324cm" svg:height="0.731cm" svg:x="17.795cm" svg:y="8.737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5" draw:text-style-name="P61" draw:layer="layout" svg:width="2.325cm" svg:height="0.732cm" svg:x="18.375cm" svg:y="8.00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5" draw:text-style-name="P61" draw:layer="layout" svg:width="2.325cm" svg:height="0.732cm" svg:x="17.213cm" svg:y="9.46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6" draw:text-style-name="P62" draw:layer="layout" svg:width="2.324cm" svg:height="0.731cm" svg:x="12.563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7" draw:text-style-name="P52" draw:layer="layout" svg:width="2.325cm" svg:height="0.731cm" svg:x="13.144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0" draw:text-style-name="P53" draw:layer="layout" svg:width="2.325cm" svg:height="0.73cm" svg:x="11.982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8" draw:text-style-name="P36" draw:layer="layout" svg:width="2.324cm" svg:height="0.73cm" svg:x="14.307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8" draw:text-style-name="P36" draw:layer="layout" svg:width="2.325cm" svg:height="0.731cm" svg:x="14.887cm" svg:y="6.073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9" draw:text-style-name="P62" draw:layer="layout" svg:width="2.325cm" svg:height="0.73cm" svg:x="13.725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6.0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1" draw:text-style-name="P62" draw:layer="layout" svg:width="2.324cm" svg:height="0.73cm" svg:x="16.632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5.469cm" svg:y="7.535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2" draw:text-style-name="P52" draw:layer="layout" svg:width="2.324cm" svg:height="0.731cm" svg:x="17.795cm" svg:y="6.80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0" draw:text-style-name="P62" draw:layer="layout" svg:width="2.325cm" svg:height="0.731cm" svg:x="18.375cm" svg:y="6.07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9" draw:text-style-name="P62" draw:layer="layout" svg:width="2.325cm" svg:height="0.73cm" svg:x="17.213cm" svg:y="7.536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4" draw:layer="layout" svg:width="4.437cm" svg:height="2.027cm" svg:x="20.719cm" svg:y="7.441cm">
          <draw:text-box>
            <text:p text:style-name="P63"><text:span text:style-name="T1">Sum <text:s text:c="5"/></text:span></text:p>
          </draw:text-box>
        </draw:frame>
        <draw:frame draw:style-name="gr21" draw:text-style-name="P17" draw:layer="layout" svg:width="3.958cm" svg:height="2.495cm" svg:x="25.142cm" svg:y="7.441cm">
          <draw:text-box>
            <text:p text:style-name="P16"><text:span text:style-name="T1">= 0.21</text:span></text:p>
          </draw:text-box>
        </draw:frame>
        <draw:frame draw:style-name="gr24" draw:text-style-name="P14" draw:layer="layout" svg:width="2.192cm" svg:height="2.495cm" svg:x="23.2cm" svg:y="7.1cm">
          <draw:text-box>
            <text:p text:style-name="P13"><text:span text:style-name="T1">2.5</text:span></text:p>
            <text:p text:style-name="P13"><text:span text:style-name="T1"><text:s/></text:span><text:span text:style-name="T1">12 </text:span></text:p>
          </draw:text-box>
        </draw:frame>
        <draw:line draw:style-name="gr25" draw:text-style-name="P18" draw:layer="layout" svg:x1="23.646cm" svg:y1="8.192cm" svg:x2="24.981cm" svg:y2="8.192cm">
          <text:p/>
        </draw:line>
        <draw:frame draw:style-name="gr21" draw:text-style-name="P14" draw:layer="layout" svg:width="5.4cm" svg:height="2.495cm" svg:x="6.8cm" svg:y="8.105cm">
          <draw:text-box>
            <text:p text:style-name="P13"><text:span text:style-name="T1">Difference</text:span></text:p>
          </draw:text-box>
        </draw:frame>
        <draw:line draw:style-name="gr22" draw:text-style-name="P15" draw:layer="layout" svg:x1="8.7cm" svg:y1="10.499cm" svg:x2="12.065cm" svg:y2="9.391cm">
          <text:p/>
        </draw:line>
        <draw:line draw:style-name="gr22" draw:text-style-name="P15" draw:layer="layout" svg:x1="20.5cm" svg:y1="6.897cm" svg:x2="23.1cm" svg:y2="7.6cm">
          <text:p/>
        </draw:line>
        <draw:line draw:style-name="gr22" draw:text-style-name="P15" draw:layer="layout" svg:x1="20.537cm" svg:y1="9.385cm" svg:x2="23.137cm" svg:y2="8.682cm">
          <text:p/>
        </draw:line>
        <draw:line draw:style-name="gr22" draw:text-style-name="P15" draw:layer="layout" svg:x1="8.755cm" svg:y1="7.268cm" svg:x2="12.12cm" svg:y2="8.376cm">
          <text:p/>
        </draw:lin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g>
          <draw:frame draw:style-name="gr8" draw:text-style-name="P8" draw:layer="layout" svg:width="12.436cm" svg:height="5.864cm" svg:x="1.517cm" svg:y="8.936cm">
            <draw:image xlink:href="Pictures/1000020100000422000001D945AAE274.png" xlink:type="simple" xlink:show="embed" xlink:actuate="onLoad">
              <text:p/>
            </draw:image>
          </draw:frame>
          <draw:frame draw:style-name="gr8" draw:text-style-name="P8" draw:layer="layout" svg:width="12.398cm" svg:height="4.886cm" svg:x="14.82cm" svg:y="1.382cm">
            <draw:image xlink:href="Pictures/100002000000041C00000189A284F106.png" xlink:type="simple" xlink:show="embed" xlink:actuate="onLoad">
              <text:p/>
            </draw:image>
          </draw:frame>
          <draw:frame draw:style-name="gr8" draw:text-style-name="P8" draw:layer="layout" svg:width="17.686cm" svg:height="8.933cm" svg:x="-1.2cm" svg:y="0.007cm">
            <draw:image xlink:href="Pictures/10000200000005DC000002CEA81316F2.png" xlink:type="simple" xlink:show="embed" xlink:actuate="onLoad">
              <text:p/>
            </draw:image>
          </draw:frame>
          <draw:frame draw:style-name="gr8" draw:text-style-name="P8" draw:layer="layout" svg:width="13.873cm" svg:height="7.197cm" svg:x="13.827cm" svg:y="7.07cm">
            <draw:image xlink:href="Pictures/10000200000004B00000024EA8C2ED8C.png" xlink:type="simple" xlink:show="embed" xlink:actuate="onLoad">
              <text:p/>
            </draw:image>
          </draw:frame>
        </draw:g>
        <draw:frame draw:style-name="gr21" draw:text-style-name="P14" draw:layer="layout" svg:width="5.14cm" svg:height="2.495cm" svg:x="0.16cm" svg:y="0.305cm">
          <draw:text-box>
            <text:p text:style-name="P13"><text:span text:style-name="T1">Spatial</text:span></text:p>
          </draw:text-box>
        </draw:frame>
        <draw:frame draw:style-name="gr21" draw:text-style-name="P14" draw:layer="layout" svg:width="7.94cm" svg:height="2.495cm" svg:x="13.86cm" svg:y="0.305cm">
          <draw:text-box>
            <text:p text:style-name="P13"><text:span text:style-name="T1">Inter Annual</text:span></text:p>
          </draw:text-box>
        </draw:frame>
        <draw:frame draw:style-name="gr21" draw:text-style-name="P14" draw:layer="layout" svg:width="7.94cm" svg:height="2.495cm" svg:x="13.86cm" svg:y="7.407cm">
          <draw:text-box>
            <text:p text:style-name="P13"><text:span text:style-name="T1">Seasonal</text:span></text:p>
          </draw:text-box>
        </draw:frame>
        <draw:frame draw:style-name="gr21" draw:text-style-name="P14" draw:layer="layout" svg:width="7.94cm" svg:height="2.495cm" svg:x="4.5cm" svg:y="12.705cm">
          <draw:text-box>
            <text:p text:style-name="P13"><text:span text:style-name="T1">Compositi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g>
          <draw:custom-shape draw:style-name="gr1" draw:text-style-name="P1" draw:layer="layout" svg:width="1.2cm" svg:height="1.7cm" svg:x="5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9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9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7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2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1.4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0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2.6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3.8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5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6.2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1.4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10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5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6.2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2.6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cm" svg:height="1.7cm" svg:x="13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2cm" svg:height="1.7cm" svg:x="11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cm" svg:height="1.7cm" svg:x="10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5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6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7cm" svg:x="7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6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7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9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5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6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4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3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7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9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2.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1.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cm" svg:height="1.7cm" svg:x="10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2.6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1.4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2cm" svg:height="1.7cm" svg:x="10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2.6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3.8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1.4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0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5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2cm" svg:height="1.7cm" svg:x="16.2cm" svg:y="-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21.7cm" svg:height="26cm" svg:x="-1.3cm" svg:y="-2.2cm">
            <draw:image xlink:href="Pictures/1000020100000320000003E82A92A05D.png" xlink:type="simple" xlink:show="embed" xlink:actuate="onLoad">
              <text:p/>
            </draw:image>
          </draw:frame>
          <draw:custom-shape draw:style-name="gr10" draw:text-style-name="P1" draw:layer="layout" svg:width="5.6cm" svg:height="20.6cm" svg:x="0.4cm" svg:y="0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6cm" svg:height="20.6cm" svg:x="17cm" svg:y="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3.2cm" svg:height="3.8cm" svg:x="-3.6cm" svg:y="17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cm" svg:y="16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cm" svg:height="3.8cm" svg:x="16.7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2.8cm" svg:height="2.3cm" svg:x="5.4cm" svg:y="-1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1.4cm" svg:y="10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2cm" svg:height="3.8cm" svg:x="-1cm" svg:y="6.6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  <text:p/>
          </draw:polygon>
        </draw:g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" draw:text-style-name="P2" draw:layer="layout" svg:width="1.2cm" svg:height="1.7cm" svg:x="7.8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9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9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6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6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3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6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3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6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7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11.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7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0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0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2.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5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7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0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2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2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1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cm" svg:height="1.7cm" svg:x="1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10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cm" svg:height="1.7cm" svg:x="11.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cm" svg:height="1.7cm" svg:x="7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cm" svg:height="1.7cm" svg:x="9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cm" svg:height="1.7cm" svg:x="10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cm" svg:height="1.7cm" svg:x="11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1.7cm" svg:height="26cm" svg:x="-1.3cm" svg:y="-2.2cm">
          <draw:image xlink:href="Pictures/1000020100000320000003E82A92A05D.png" xlink:type="simple" xlink:show="embed" xlink:actuate="onLoad">
            <text:p/>
          </draw:image>
        </draw:frame>
        <draw:custom-shape draw:style-name="gr1" draw:text-style-name="P1" draw:layer="layout" svg:width="1.2cm" svg:height="1.7cm" svg:x="5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4.2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5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6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7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9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2.6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3.8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1.4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0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5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7cm" svg:x="16.2cm" svg:y="-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6cm" svg:height="20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20.6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.2cm" svg:height="3.8cm" svg:x="-3.6cm" svg:y="1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3.8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2.3cm" svg:x="5.4cm" svg:y="-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1.4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2cm" svg:height="3.8cm" svg:x="-1cm" svg:y="6.6cm">
          <text:p/>
          <draw:enhanced-geometry svg:viewBox="0 0 21600 21600" draw:type="rectangle" draw:enhanced-path="M 0 0 L 21600 0 21600 21600 0 21600 0 0 Z N"/>
        </draw:custom-shape>
        <draw:polygon draw:style-name="gr15" draw:text-style-name="P1" draw:layer="layout" svg:width="3.399cm" svg:height="3.099cm" svg:x="4.2cm" svg:y="7.2cm" svg:viewBox="0 0 3400 3100" draw:points="1600,1800 2200,1400 3000,1200 3400,400 2600,0 0,400 400,3100 1800,2200 2400,1800 2200,1400">
          <text:p/>
        </draw:polygon>
        <presentation:notes draw:style-name="dp2">
          <draw:page-thumbnail draw:style-name="gr9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#" svg:font-family="Ro#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0T14:14:11.276009145</meta:creation-date>
    <dc:date>2016-04-21T19:51:09.313599830</dc:date>
    <dc:creator>Douglas Kelley</dc:creator>
    <meta:editing-duration>PT8H26M45S</meta:editing-duration>
    <meta:editing-cycles>64</meta:editing-cycles>
    <meta:generator>LibreOffice/4.4.6.3$Linux_X86_64 LibreOffice_project/40m0$Build-3</meta:generator>
    <meta:document-statistic meta:object-count="2634"/>
  </office:meta>
</office:document-meta>
</file>